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3F6000003F68908D2E49C960EC8.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Inconsolata" svg:font-family="Inconsolata"/>
    <style:font-face style:name="Ubuntu" svg:font-family="Ubuntu"/>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6.85pt"/>
    </style:style>
    <style:style style:name="co2" style:family="table-column">
      <style:table-column-properties fo:break-before="auto" style:column-width="118.74pt"/>
    </style:style>
    <style:style style:name="co3" style:family="table-column">
      <style:table-column-properties fo:break-before="auto" style:column-width="62.5pt"/>
    </style:style>
    <style:style style:name="co4"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Regular_20_Boolean_20_String_20_Generator">
      <style:table-properties table:display="true" style:writing-mode="lr-tb"/>
    </style:style>
    <style:style style:name="ta2" style:family="table" style:master-page-name="PageStyle_5f_LinkedIn_20_Boolean_20_String_20_Generator">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36404f"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name-complex="Ubuntu" style:font-size-complex="11pt" style:font-style-complex="normal" style:font-weight-complex="normal"/>
    </style:style>
    <style:style style:name="ce2" style:family="table-cell" style:parent-style-name="Default">
      <style:table-cell-properties fo:background-color="#36404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Ubuntu" fo:font-size="16pt" fo:font-style="normal" fo:text-shadow="none" style:text-underline-style="none" fo:font-weight="normal" style:font-size-asian="16pt" style:font-style-asian="normal" style:font-weight-asian="normal" style:font-name-complex="Ubuntu" style:font-size-complex="16pt" style:font-style-complex="normal" style:font-weight-complex="normal"/>
    </style:style>
    <style:style style:name="ce3" style:family="table-cell" style:parent-style-name="Default">
      <style:table-cell-properties fo:background-color="#efefe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name-complex="Ubuntu"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name-complex="Ubuntu" style:font-size-complex="11pt" style:font-style-complex="normal" style:font-weight-complex="normal"/>
    </style:style>
    <style:style style:name="ce5" style:family="table-cell" style:parent-style-name="Default">
      <style:table-cell-properties fo:background-color="#36404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Ubuntu" fo:font-size="11pt" fo:font-style="normal" fo:text-shadow="none" style:text-underline-style="none" fo:font-weight="bold" style:font-size-asian="11pt" style:font-style-asian="normal" style:font-weight-asian="bold" style:font-name-complex="Ubuntu" style:font-size-complex="11pt" style:font-style-complex="normal" style:font-weight-complex="bold"/>
    </style:style>
    <style:style style:name="ce6" style:family="table-cell" style:parent-style-name="Default">
      <style:table-cell-properties fo:background-color="#acb8c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name-complex="Ubuntu" style:font-size-complex="11pt" style:font-style-complex="normal" style:font-weight-complex="normal"/>
    </style:style>
    <style:style style:name="ce7" style:family="table-cell" style:parent-style-name="Default">
      <style:table-cell-properties fo:background-color="#e84d27"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Ubuntu" fo:font-size="16pt" fo:font-style="normal" fo:text-shadow="none" style:text-underline-style="none" fo:font-weight="bold" style:font-size-asian="16pt" style:font-style-asian="normal" style:font-weight-asian="bold" style:font-name-complex="Ubuntu" style:font-size-complex="16pt" style:font-style-complex="normal" style:font-weight-complex="bold"/>
    </style:style>
    <style:style style:name="ce8" style:family="table-cell" style:parent-style-name="Default">
      <style:table-cell-properties fo:background-color="#acb8cc"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36404f" style:text-outline="false" style:text-line-through-style="none" style:text-line-through-type="none" style:font-name="Ubuntu" fo:font-size="11pt" fo:font-style="normal" fo:text-shadow="none" style:text-underline-style="none" fo:font-weight="bold" style:font-size-asian="11pt" style:font-style-asian="normal" style:font-weight-asian="bold" style:font-name-complex="Ubuntu" style:font-size-complex="11pt" style:font-style-complex="normal" style:font-weight-complex="bold"/>
    </style:style>
    <style:style style:name="ce9" style:family="table-cell" style:parent-style-name="Default">
      <style:table-cell-properties fo:background-color="#36404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Ubuntu" fo:font-size="16pt" fo:font-style="normal" fo:text-shadow="none" style:text-underline-style="none" fo:font-weight="bold" style:font-size-asian="16pt" style:font-style-asian="normal" style:font-weight-asian="bold" style:font-name-complex="Ubuntu" style:font-size-complex="16pt" style:font-style-complex="normal" style:font-weight-complex="bold"/>
    </style:style>
    <style:style style:name="ce10" style:family="table-cell" style:parent-style-name="Default">
      <style:table-cell-properties fo:background-color="#e84d27"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name-complex="Ubuntu" style:font-size-complex="11pt" style:font-style-complex="normal" style:font-weight-complex="normal"/>
    </style:style>
    <style:style style:name="ce12" style:family="table-cell" style:parent-style-name="Default">
      <style:table-cell-properties fo:background-color="#e84d27"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name-complex="Ubuntu" style:font-size-complex="11pt" style:font-style-complex="normal" style:font-weight-complex="normal"/>
    </style:style>
    <style:style style:name="ce13" style:family="table-cell" style:parent-style-name="Default">
      <style:table-cell-properties fo:background-color="#36404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Ubuntu" fo:font-size="16pt" fo:font-style="normal" fo:text-shadow="none" style:text-underline-style="none" fo:font-weight="bold" style:font-size-asian="16pt" style:font-style-asian="normal" style:font-weight-asian="bold" style:font-name-complex="Ubuntu" style:font-size-complex="16pt" style:font-style-complex="normal" style:font-weight-complex="bold"/>
    </style:style>
    <style:style style:name="ce14" style:family="table-cell" style:parent-style-name="Default">
      <style:table-cell-properties fo:background-color="#e84d2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name-complex="Ubuntu" style:font-size-complex="11pt" style:font-style-complex="normal" style:font-weight-complex="normal"/>
    </style:style>
    <style:style style:name="ce15"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e84d27"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Ubuntu" fo:font-size="16pt" fo:font-style="normal" fo:text-shadow="none" style:text-underline-style="none" fo:font-weight="bold" style:font-size-asian="16pt" style:font-style-asian="normal" style:font-weight-asian="bold" style:font-name-complex="Ubuntu" style:font-size-complex="16pt" style:font-style-complex="normal" style:font-weight-complex="bold"/>
    </style:style>
    <style:style style:name="ce1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9" style:family="table-cell" style:parent-style-name="Default">
      <style:table-cell-properties fo:background-color="#e84d27"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name-complex="Ubuntu" style:font-size-complex="11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Ubuntu" fo:font-size="16pt" fo:font-style="normal" fo:text-shadow="none" style:text-underline-style="none" fo:font-weight="normal" style:font-size-asian="16pt" style:font-style-asian="normal" style:font-weight-asian="normal" style:font-name-complex="Ubuntu" style:font-size-complex="16pt" style:font-style-complex="normal" style:font-weight-complex="normal"/>
    </style:style>
    <style:style style:name="ce22" style:family="table-cell" style:parent-style-name="Default">
      <style:table-cell-properties fo:background-color="#e84d27"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name-complex="Ubuntu" style:font-size-complex="11pt" style:font-style-complex="normal" style:font-weight-complex="normal"/>
    </style:style>
    <style:style style:name="ce23" style:family="table-cell" style:parent-style-name="Default">
      <style:table-cell-properties fo:background-color="#e84d27"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Ubuntu" fo:font-size="16pt" fo:font-style="normal" fo:text-shadow="none" style:text-underline-style="none" fo:font-weight="normal" style:font-size-asian="16pt" style:font-style-asian="normal" style:font-weight-asian="normal" style:font-name-complex="Ubuntu" style:font-size-complex="16pt" style:font-style-complex="normal" style:font-weight-complex="normal"/>
    </style:style>
    <style:style style:name="ce24"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name-complex="Ubuntu" style:font-size-complex="11pt" style:font-style-complex="normal" style:font-weight-complex="normal"/>
    </style:style>
    <style:style style:name="ce25"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ackground-color="#0b5ca7"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Ubuntu" fo:font-size="16pt" fo:font-style="normal" fo:text-shadow="none" style:text-underline-style="none" fo:font-weight="bold" style:font-size-asian="16pt" style:font-style-asian="normal" style:font-weight-asian="bold" style:font-name-complex="Ubuntu" style:font-size-complex="16pt" style:font-style-complex="normal" style:font-weight-complex="bold"/>
    </style:style>
    <style:style style:name="ce27" style:family="table-cell" style:parent-style-name="Default">
      <style:table-cell-properties fo:background-color="#acb8cc"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name-complex="Ubuntu" style:font-size-complex="11pt" style:font-style-complex="normal" style:font-weight-complex="normal"/>
    </style:style>
    <style:style style:name="ce28" style:family="table-cell" style:parent-style-name="Default">
      <style:table-cell-properties fo:background-color="#0b5ca7"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Ubuntu" fo:font-size="16pt" fo:font-style="normal" fo:text-shadow="none" style:text-underline-style="none" fo:font-weight="bold" style:font-size-asian="16pt" style:font-style-asian="normal" style:font-weight-asian="bold" style:font-name-complex="Ubuntu" style:font-size-complex="16pt" style:font-style-complex="normal" style:font-weight-complex="bold"/>
    </style:style>
    <style:style style:name="ce29" style:family="table-cell" style:parent-style-name="Default">
      <style:table-cell-properties fo:background-color="#0b5ca7"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name-complex="Ubuntu" style:font-size-complex="11pt" style:font-style-complex="normal" style:font-weight-complex="normal"/>
    </style:style>
    <style:style style:name="ce30" style:family="table-cell" style:parent-style-name="Default">
      <style:table-cell-properties fo:background-color="#0b5ca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name-complex="Ubuntu" style:font-size-complex="11pt" style:font-style-complex="normal" style:font-weight-complex="normal"/>
    </style:style>
    <style:style style:name="ce31" style:family="table-cell" style:parent-style-name="Default">
      <style:table-cell-properties fo:background-color="#ffffff" style:rotation-align="non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32" style:family="table-cell" style:parent-style-name="Default">
      <style:table-cell-properties fo:background-color="#0b5ca7"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data-style-name="N11">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name-complex="Ubuntu" style:font-size-complex="11pt" style:font-style-complex="normal" style:font-weight-complex="normal"/>
    </style:style>
    <style:style style:name="ce34"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name-complex="Ubuntu" style:font-size-complex="11pt" style:font-style-complex="normal" style:font-weight-complex="normal"/>
    </style:style>
    <style:style style:name="ce35"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Ubuntu" fo:font-size="16pt" fo:font-style="normal" fo:text-shadow="none" style:text-underline-style="none" fo:font-weight="normal" style:font-size-asian="16pt" style:font-style-asian="normal" style:font-weight-asian="normal" style:font-name-complex="Ubuntu" style:font-size-complex="16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select one!«&quot;;&quot;JOB TITLE&quot;;&quot;TARGET COMPANIES&quot;;&quot;BUSINESS KWS&quot;;&quot;TECHNICAL KWS&quot;;&quot;EDUCATION&quot;;&quot;LANGUAGE&quot;)" table:allow-empty-cell="true" table:display-list="unsorted" table:base-cell-address="'Regular Boolean String Generator'.B6"/>
        <table:content-validation table:name="val2" table:condition="of:cell-content-is-in-list(&quot;AND&quot;;&quot;NOT&quot;)" table:allow-empty-cell="true" table:display-list="unsorted" table:base-cell-address="'Regular Boolean String Generator'.C6"/>
        <table:content-validation table:name="val3" table:condition="of:cell-content-is-in-list(&quot;»select one!«&quot;;&quot;JOB TITLE&quot;;&quot;TARGET COMPANIES&quot;;&quot;BUSINESS KWS&quot;;&quot;TECHNICAL KWS&quot;;&quot;EDUCATION&quot;;&quot;LANGUAGE&quot;)" table:allow-empty-cell="true" table:display-list="unsorted" table:base-cell-address="'LinkedIn Boolean String Generator'.B6"/>
        <table:content-validation table:name="val4" table:condition="of:cell-content-is-in-list(&quot;AND&quot;;&quot;NOT&quot;)" table:allow-empty-cell="true" table:display-list="unsorted" table:base-cell-address="'LinkedIn Boolean String Generator'.C6"/>
      </table:content-validations>
      <table:table table:name="Regular Boolean String Generator"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1014" table:default-cell-style-name="Default"/>
        <table:table-row table:style-name="ro1">
          <table:table-cell table:style-name="ce1" table:number-columns-spanned="1" table:number-rows-spanned="5">
            <draw:frame table:end-cell-address="'Regular Boolean String Generator'.A1" table:end-x="15.73pt" table:end-y="15.73pt" draw:z-index="0" draw:name="image1.png" draw:style-name="gr1" draw:text-style-name="P1" svg:width="15.73pt" svg:height="15.73pt" svg:x="0pt" svg:y="0pt">
              <draw:image xlink:href="Pictures/10000201000003F6000003F68908D2E49C960EC8.png" xlink:type="simple" xlink:show="embed" xlink:actuate="onLoad">
                <text:p/>
              </draw:image>
            </draw:frame>
          </table:table-cell>
          <table:table-cell table:style-name="ce5" office:value-type="string" calcext:value-type="string">
            <text:p>STRING PART 1</text:p>
          </table:table-cell>
          <table:table-cell table:style-name="ce12" table:formula="of:=IF([.C7]&lt;&gt;&quot;&quot;;&quot;&quot;&quot;&quot;&amp;[.C7]&amp;&quot;&quot;&quot;&quot;;&quot;&quot;)&amp;IF([.C8]&lt;&gt;&quot;&quot;;&quot; OR &quot;&amp;&quot;&quot;&quot;&quot;&amp;[.C8]&amp;&quot;&quot;&quot;&quot;;&quot;&quot;)&amp;IF([.C9]&lt;&gt;&quot;&quot;&quot; OR &quot;&amp;&quot;&quot;&quot;&quot;&amp;[.C9]&amp;&quot;&quot;&quot;&quot;;&quot;&quot;)&amp;IF([.C10]&lt;&gt;&quot;&quot;;&quot; OR &quot;&amp;&quot;&quot;&quot;&quot;&amp;[.C10]&amp;&quot;&quot;&quot;&quot;;&quot;&quot;)&amp;IF([.C11]&lt;&gt;&quot;&quot;;&quot; OR &quot;&amp;&quot;&quot;&quot;&quot;&amp;[.C11]&amp;&quot;&quot;&quot;&quot;;&quot;&quot;)&amp;IF([.C12]&lt;&gt;&quot;&quot;;&quot; OR &quot;&amp;&quot;&quot;&quot;&quot;&amp;[.C12]&amp;&quot;&quot;&quot;&quot;;&quot;&quot;)&amp;IF([.C13]&lt;&gt;&quot;&quot;;&quot; OR &quot;&amp;&quot;&quot;&quot;&quot;&amp;[.C13]&amp;&quot;&quot;&quot;&quot;;&quot;&quot;)&amp;IF([.C14]&lt;&gt;&quot;&quot;;&quot; OR &quot;&amp;&quot;&quot;&quot;&quot;&amp;[.C14]&amp;&quot;&quot;&quot;&quot;;&quot;&quot;)&amp;IF([.C15]&lt;&gt;&quot;&quot;;&quot; OR &quot;&amp;&quot;&quot;&quot;&quot;&amp;[.C15]&amp;&quot;&quot;&quot;&quot;;&quot;&quot;)&amp;IF([.C16]&lt;&gt;&quot;&quot;;&quot; OR &quot;&amp;&quot;&quot;&quot;&quot;&amp;[.C16]&amp;&quot;&quot;&quot;&quot;;&quot;&quot;)&amp;IF([.C17]&lt;&gt;&quot;&quot;;&quot; OR &quot;&amp;&quot;&quot;&quot;&quot;&amp;[.C17]&amp;&quot;&quot;&quot;&quot;;&quot;&quot;)&amp;IF([.C18]&lt;&gt;&quot;&quot;;&quot; OR &quot;&amp;&quot;&quot;&quot;&quot;&amp;[.C18]&amp;&quot;&quot;&quot;&quot;;&quot;&quot;)&amp;IF([.C19]&lt;&gt;&quot;&quot;;&quot; OR &quot;&amp;&quot;&quot;&quot;&quot;&amp;[.C19]&amp;&quot;&quot;&quot;&quot;;&quot;&quot;)&amp;IF([.C20]&lt;&gt;&quot;&quot;;&quot; OR &quot;&amp;&quot;&quot;&quot;&quot;&amp;[.C20]&amp;&quot;&quot;&quot;&quot;;&quot;&quot;)&amp;IF([.C21]&lt;&gt;&quot;&quot;;&quot; OR &quot;&amp;&quot;&quot;&quot;&quot;&amp;[.C21]&amp;&quot;&quot;&quot;&quot;;&quot;&quot;)" table:number-columns-spanned="1" table:number-rows-spanned="2">
            <text:p/>
          </table:table-cell>
          <table:table-cell table:style-name="ce5" office:value-type="string" calcext:value-type="string">
            <text:p>STRING PART 2</text:p>
          </table:table-cell>
          <table:table-cell table:style-name="ce19" table:formula="of:=IF([.E7]&lt;&gt;&quot;&quot;;&quot;&quot;&quot;&quot;&amp;[.E7]&amp;&quot;&quot;&quot;&quot;;&quot;&quot;)&amp;IF([.E8]&lt;&gt;&quot;&quot;;&quot; OR &quot;&amp;&quot;&quot;&quot;&quot;&amp;[.E8]&amp;&quot;&quot;&quot;&quot;;&quot;&quot;)&amp;IF([.E9]&lt;&gt;&quot;&quot;&quot; OR &quot;&amp;&quot;&quot;&quot;&quot;&amp;[.E9]&amp;&quot;&quot;&quot;&quot;;&quot;&quot;)&amp;IF([.E10]&lt;&gt;&quot;&quot;;&quot; OR &quot;&amp;&quot;&quot;&quot;&quot;&amp;[.E10]&amp;&quot;&quot;&quot;&quot;;&quot;&quot;)&amp;IF([.E11]&lt;&gt;&quot;&quot;;&quot; OR &quot;&amp;&quot;&quot;&quot;&quot;&amp;[.E11]&amp;&quot;&quot;&quot;&quot;;&quot;&quot;)&amp;IF([.E12]&lt;&gt;&quot;&quot;;&quot; OR &quot;&amp;&quot;&quot;&quot;&quot;&amp;[.E12]&amp;&quot;&quot;&quot;&quot;;&quot;&quot;)&amp;IF([.E13]&lt;&gt;&quot;&quot;;&quot; OR &quot;&amp;&quot;&quot;&quot;&quot;&amp;[.E13]&amp;&quot;&quot;&quot;&quot;;&quot;&quot;)&amp;IF([.E14]&lt;&gt;&quot;&quot;;&quot; OR &quot;&amp;&quot;&quot;&quot;&quot;&amp;[.E14]&amp;&quot;&quot;&quot;&quot;;&quot;&quot;)&amp;IF([.E15]&lt;&gt;&quot;&quot;;&quot; OR &quot;&amp;&quot;&quot;&quot;&quot;&amp;[.E15]&amp;&quot;&quot;&quot;&quot;;&quot;&quot;)&amp;IF([.E16]&lt;&gt;&quot;&quot;;&quot; OR &quot;&amp;&quot;&quot;&quot;&quot;&amp;[.E16]&amp;&quot;&quot;&quot;&quot;;&quot;&quot;)&amp;IF([.E17]&lt;&gt;&quot;&quot;;&quot; OR &quot;&amp;&quot;&quot;&quot;&quot;&amp;[.E17]&amp;&quot;&quot;&quot;&quot;;&quot;&quot;)&amp;IF([.E18]&lt;&gt;&quot;&quot;;&quot; OR &quot;&amp;&quot;&quot;&quot;&quot;&amp;[.E18]&amp;&quot;&quot;&quot;&quot;;&quot;&quot;)&amp;IF([.E19]&lt;&gt;&quot;&quot;;&quot; OR &quot;&amp;&quot;&quot;&quot;&quot;&amp;[.E19]&amp;&quot;&quot;&quot;&quot;;&quot;&quot;)&amp;IF([.E20]&lt;&gt;&quot;&quot;;&quot; OR &quot;&amp;&quot;&quot;&quot;&quot;&amp;[.E20]&amp;&quot;&quot;&quot;&quot;;&quot;&quot;)&amp;IF([.E21]&lt;&gt;&quot;&quot;;&quot; OR &quot;&amp;&quot;&quot;&quot;&quot;&amp;[.E21]&amp;&quot;&quot;&quot;&quot;;&quot;&quot;)" table:number-columns-spanned="1" table:number-rows-spanned="2">
            <text:p/>
          </table:table-cell>
          <table:table-cell table:style-name="ce5" office:value-type="string" calcext:value-type="string">
            <text:p>STRING PART 3</text:p>
          </table:table-cell>
          <table:table-cell table:style-name="ce19" table:formula="of:=IF([.G7]&lt;&gt;&quot;&quot;;&quot;&quot;&quot;&quot;&amp;[.G7]&amp;&quot;&quot;&quot;&quot;;&quot;&quot;)&amp;IF([.G8]&lt;&gt;&quot;&quot;;&quot; OR &quot;&amp;&quot;&quot;&quot;&quot;&amp;[.G8]&amp;&quot;&quot;&quot;&quot;;&quot;&quot;)&amp;IF([.G9]&lt;&gt;&quot;&quot;&quot; OR &quot;&amp;&quot;&quot;&quot;&quot;&amp;[.G9]&amp;&quot;&quot;&quot;&quot;;&quot;&quot;)&amp;IF([.G10]&lt;&gt;&quot;&quot;;&quot; OR &quot;&amp;&quot;&quot;&quot;&quot;&amp;[.G10]&amp;&quot;&quot;&quot;&quot;;&quot;&quot;)&amp;IF([.G11]&lt;&gt;&quot;&quot;;&quot; OR &quot;&amp;&quot;&quot;&quot;&quot;&amp;[.G11]&amp;&quot;&quot;&quot;&quot;;&quot;&quot;)&amp;IF([.G12]&lt;&gt;&quot;&quot;;&quot; OR &quot;&amp;&quot;&quot;&quot;&quot;&amp;[.G12]&amp;&quot;&quot;&quot;&quot;;&quot;&quot;)&amp;IF([.G13]&lt;&gt;&quot;&quot;;&quot; OR &quot;&amp;&quot;&quot;&quot;&quot;&amp;[.G13]&amp;&quot;&quot;&quot;&quot;;&quot;&quot;)&amp;IF([.G14]&lt;&gt;&quot;&quot;;&quot; OR &quot;&amp;&quot;&quot;&quot;&quot;&amp;[.G14]&amp;&quot;&quot;&quot;&quot;;&quot;&quot;)&amp;IF([.G15]&lt;&gt;&quot;&quot;;&quot; OR &quot;&amp;&quot;&quot;&quot;&quot;&amp;[.G15]&amp;&quot;&quot;&quot;&quot;;&quot;&quot;)&amp;IF([.G16]&lt;&gt;&quot;&quot;;&quot; OR &quot;&amp;&quot;&quot;&quot;&quot;&amp;[.G16]&amp;&quot;&quot;&quot;&quot;;&quot;&quot;)&amp;IF([.G17]&lt;&gt;&quot;&quot;;&quot; OR &quot;&amp;&quot;&quot;&quot;&quot;&amp;[.G17]&amp;&quot;&quot;&quot;&quot;;&quot;&quot;)&amp;IF([.G18]&lt;&gt;&quot;&quot;;&quot; OR &quot;&amp;&quot;&quot;&quot;&quot;&amp;[.G18]&amp;&quot;&quot;&quot;&quot;;&quot;&quot;)&amp;IF([.G19]&lt;&gt;&quot;&quot;;&quot; OR &quot;&amp;&quot;&quot;&quot;&quot;&amp;[.G19]&amp;&quot;&quot;&quot;&quot;;&quot;&quot;)&amp;IF([.G20]&lt;&gt;&quot;&quot;;&quot; OR &quot;&amp;&quot;&quot;&quot;&quot;&amp;[.G20]&amp;&quot;&quot;&quot;&quot;;&quot;&quot;)&amp;IF([.G21]&lt;&gt;&quot;&quot;;&quot; OR &quot;&amp;&quot;&quot;&quot;&quot;&amp;[.G21]&amp;&quot;&quot;&quot;&quot;;&quot;&quot;)" table:number-columns-spanned="1" table:number-rows-spanned="2">
            <text:p/>
          </table:table-cell>
          <table:table-cell table:style-name="ce5" office:value-type="string" calcext:value-type="string">
            <text:p>STRING PART 4</text:p>
          </table:table-cell>
          <table:table-cell table:style-name="ce12" table:formula="of:=IF([.I7]&lt;&gt;&quot;&quot;;&quot;&quot;&quot;&quot;&amp;[.I7]&amp;&quot;&quot;&quot;&quot;;&quot;&quot;)&amp;IF([.I8]&lt;&gt;&quot;&quot;;&quot; OR &quot;&amp;&quot;&quot;&quot;&quot;&amp;[.I8]&amp;&quot;&quot;&quot;&quot;;&quot;&quot;)&amp;IF([.I9]&lt;&gt;&quot;&quot;&quot; OR &quot;&amp;&quot;&quot;&quot;&quot;&amp;[.I9]&amp;&quot;&quot;&quot;&quot;;&quot;&quot;)&amp;IF([.I10]&lt;&gt;&quot;&quot;;&quot; OR &quot;&amp;&quot;&quot;&quot;&quot;&amp;[.I10]&amp;&quot;&quot;&quot;&quot;;&quot;&quot;)&amp;IF([.I11]&lt;&gt;&quot;&quot;;&quot; OR &quot;&amp;&quot;&quot;&quot;&quot;&amp;[.I11]&amp;&quot;&quot;&quot;&quot;;&quot;&quot;)&amp;IF([.I12]&lt;&gt;&quot;&quot;;&quot; OR &quot;&amp;&quot;&quot;&quot;&quot;&amp;[.I12]&amp;&quot;&quot;&quot;&quot;;&quot;&quot;)&amp;IF([.I13]&lt;&gt;&quot;&quot;;&quot; OR &quot;&amp;&quot;&quot;&quot;&quot;&amp;[.I13]&amp;&quot;&quot;&quot;&quot;;&quot;&quot;)&amp;IF([.I14]&lt;&gt;&quot;&quot;;&quot; OR &quot;&amp;&quot;&quot;&quot;&quot;&amp;[.I14]&amp;&quot;&quot;&quot;&quot;;&quot;&quot;)&amp;IF([.I15]&lt;&gt;&quot;&quot;;&quot; OR &quot;&amp;&quot;&quot;&quot;&quot;&amp;[.I15]&amp;&quot;&quot;&quot;&quot;;&quot;&quot;)&amp;IF([.I16]&lt;&gt;&quot;&quot;;&quot; OR &quot;&amp;&quot;&quot;&quot;&quot;&amp;[.I16]&amp;&quot;&quot;&quot;&quot;;&quot;&quot;)&amp;IF([.I17]&lt;&gt;&quot;&quot;;&quot; OR &quot;&amp;&quot;&quot;&quot;&quot;&amp;[.I17]&amp;&quot;&quot;&quot;&quot;;&quot;&quot;)&amp;IF([.I18]&lt;&gt;&quot;&quot;;&quot; OR &quot;&amp;&quot;&quot;&quot;&quot;&amp;[.I18]&amp;&quot;&quot;&quot;&quot;;&quot;&quot;)&amp;IF([.I19]&lt;&gt;&quot;&quot;;&quot; OR &quot;&amp;&quot;&quot;&quot;&quot;&amp;[.I19]&amp;&quot;&quot;&quot;&quot;;&quot;&quot;)&amp;IF([.I20]&lt;&gt;&quot;&quot;;&quot; OR &quot;&amp;&quot;&quot;&quot;&quot;&amp;[.I20]&amp;&quot;&quot;&quot;&quot;;&quot;&quot;)&amp;IF([.I21]&lt;&gt;&quot;&quot;;&quot; OR &quot;&amp;&quot;&quot;&quot;&quot;&amp;[.I21]&amp;&quot;&quot;&quot;&quot;;&quot;&quot;)" table:number-columns-spanned="1" table:number-rows-spanned="2">
            <text:p/>
          </table:table-cell>
          <table:table-cell table:style-name="ce5" office:value-type="string" calcext:value-type="string">
            <text:p>STRING PART 5</text:p>
          </table:table-cell>
          <table:table-cell table:style-name="ce4" table:number-columns-repeated="19"/>
          <table:table-cell table:number-columns-repeated="995"/>
        </table:table-row>
        <table:table-row table:style-name="ro1">
          <table:covered-table-cell/>
          <table:table-cell table:style-name="ce6" table:formula="of:=IF([.B7]&lt;&gt;&quot;&quot;;&quot;&quot;&quot;&quot;&amp;[.B7]&amp;&quot;&quot;&quot;&quot;;&quot;&quot;)&amp;IF([.B8]&lt;&gt;&quot;&quot;;&quot; OR &quot;&amp;&quot;&quot;&quot;&quot;&amp;[.B8]&amp;&quot;&quot;&quot;&quot;;&quot;&quot;)&amp;IF([.B9]&lt;&gt;&quot;&quot;;&quot; OR &quot;&amp;&quot;&quot;&quot;&quot;&amp;[.B9]&amp;&quot;&quot;&quot;&quot;;&quot;&quot;)&amp;IF([.B10]&lt;&gt;&quot;&quot;;&quot; OR &quot;&amp;&quot;&quot;&quot;&quot;&amp;[.B10]&amp;&quot;&quot;&quot;&quot;;&quot;&quot;)&amp;IF([.B11]&lt;&gt;&quot;&quot;;&quot; OR &quot;&amp;&quot;&quot;&quot;&quot;&amp;[.B11]&amp;&quot;&quot;&quot;&quot;;&quot;&quot;)&amp;IF([.B12]&lt;&gt;&quot;&quot;;&quot; OR &quot;&amp;&quot;&quot;&quot;&quot;&amp;[.B12]&amp;&quot;&quot;&quot;&quot;;&quot;&quot;)&amp;IF([.B13]&lt;&gt;&quot;&quot;;&quot; OR &quot;&amp;&quot;&quot;&quot;&quot;&amp;[.B13]&amp;&quot;&quot;&quot;&quot;;&quot;&quot;)&amp;IF([.B14]&lt;&gt;&quot;&quot;;&quot; OR &quot;&amp;&quot;&quot;&quot;&quot;&amp;[.B14]&amp;&quot;&quot;&quot;&quot;;&quot;&quot;)&amp;IF([.B15]&lt;&gt;&quot;&quot;;&quot; OR &quot;&amp;&quot;&quot;&quot;&quot;&amp;[.B15]&amp;&quot;&quot;&quot;&quot;;&quot;&quot;)&amp;IF([.B16]&lt;&gt;&quot;&quot;;&quot; OR &quot;&amp;&quot;&quot;&quot;&quot;&amp;[.B16]&amp;&quot;&quot;&quot;&quot;;&quot;&quot;)&amp;IF([.B17]&lt;&gt;&quot;&quot;;&quot; OR &quot;&amp;&quot;&quot;&quot;&quot;&amp;[.B17]&amp;&quot;&quot;&quot;&quot;;&quot;&quot;)&amp;IF([.B18]&lt;&gt;&quot;&quot;;&quot; OR &quot;&amp;&quot;&quot;&quot;&quot;&amp;[.B18]&amp;&quot;&quot;&quot;&quot;;&quot;&quot;)&amp;IF([.B19]&lt;&gt;&quot;&quot;;&quot; OR &quot;&amp;&quot;&quot;&quot;&quot;&amp;[.B19]&amp;&quot;&quot;&quot;&quot;;&quot;&quot;)&amp;IF([.B20]&lt;&gt;&quot;&quot;;&quot; OR &quot;&amp;&quot;&quot;&quot;&quot;&amp;[.B20]&amp;&quot;&quot;&quot;&quot;;&quot;&quot;)&amp;IF([.B21]&lt;&gt;&quot;&quot;;&quot; OR &quot;&amp;&quot;&quot;&quot;&quot;&amp;[.B21]&amp;&quot;&quot;&quot;&quot;;&quot;&quot;)" office:value-type="string" office:string-value="&quot;keyword 1&quot; OR &quot;keyword 2&quot; OR &quot;keyword 3&quot; OR &quot;keyword 4&quot; OR &quot;keyword 5&quot; OR &quot;keyword 6&quot; OR &quot;keyword 7&quot; OR &quot;keyword 8&quot; OR &quot;keyword 9&quot; OR &quot;keyword 10&quot; OR &quot;keyword 11&quot;" calcext:value-type="string">
            <text:p>"keyword 1" OR "keyword 2" OR "keyword 3" OR "keyword 4" OR "keyword 5" OR "keyword 6" OR "keyword 7" OR "keyword 8" OR "keyword 9" OR "keyword 10" OR "keyword 11"</text:p>
          </table:table-cell>
          <table:covered-table-cell/>
          <table:table-cell table:style-name="ce6" table:formula="of:=IF([.D6]&lt;&gt;&quot;&quot;;&quot;&quot;&quot;&quot;&amp;[.D6]&amp;&quot;&quot;&quot;&quot;;&quot;&quot;)&amp;IF([.D8]&lt;&gt;&quot;&quot;;&quot; OR &quot;&amp;&quot;&quot;&quot;&quot;&amp;[.D8]&amp;&quot;&quot;&quot;&quot;;&quot;&quot;)&amp;IF([.D9]&lt;&gt;&quot;&quot;;&quot; OR &quot;&amp;&quot;&quot;&quot;&quot;&amp;[.D9]&amp;&quot;&quot;&quot;&quot;;&quot;&quot;)&amp;IF([.D10]&lt;&gt;&quot;&quot;;&quot; OR &quot;&amp;&quot;&quot;&quot;&quot;&amp;[.D10]&amp;&quot;&quot;&quot;&quot;;&quot;&quot;)&amp;IF([.D11]&lt;&gt;&quot;&quot;;&quot; OR &quot;&amp;&quot;&quot;&quot;&quot;&amp;[.D11]&amp;&quot;&quot;&quot;&quot;;&quot;&quot;)&amp;IF([.D12]&lt;&gt;&quot;&quot;;&quot; OR &quot;&amp;&quot;&quot;&quot;&quot;&amp;[.D12]&amp;&quot;&quot;&quot;&quot;;&quot;&quot;)&amp;IF([.D13]&lt;&gt;&quot;&quot;;&quot; OR &quot;&amp;&quot;&quot;&quot;&quot;&amp;[.D13]&amp;&quot;&quot;&quot;&quot;;&quot;&quot;)&amp;IF([.D14]&lt;&gt;&quot;&quot;;&quot; OR &quot;&amp;&quot;&quot;&quot;&quot;&amp;[.D14]&amp;&quot;&quot;&quot;&quot;;&quot;&quot;)&amp;IF([.D15]&lt;&gt;&quot;&quot;;&quot; OR &quot;&amp;&quot;&quot;&quot;&quot;&amp;[.D15]&amp;&quot;&quot;&quot;&quot;;&quot;&quot;)&amp;IF([.D16]&lt;&gt;&quot;&quot;;&quot; OR &quot;&amp;&quot;&quot;&quot;&quot;&amp;[.D16]&amp;&quot;&quot;&quot;&quot;;&quot;&quot;)&amp;IF([.D17]&lt;&gt;&quot;&quot;;&quot; OR &quot;&amp;&quot;&quot;&quot;&quot;&amp;[.D17]&amp;&quot;&quot;&quot;&quot;;&quot;&quot;)&amp;IF([.D18]&lt;&gt;&quot;&quot;;&quot; OR &quot;&amp;&quot;&quot;&quot;&quot;&amp;[.D18]&amp;&quot;&quot;&quot;&quot;;&quot;&quot;)&amp;IF([.D19]&lt;&gt;&quot;&quot;;&quot; OR &quot;&amp;&quot;&quot;&quot;&quot;&amp;[.D19]&amp;&quot;&quot;&quot;&quot;;&quot;&quot;)&amp;IF([.D20]&lt;&gt;&quot;&quot;;&quot; OR &quot;&amp;&quot;&quot;&quot;&quot;&amp;[.D20]&amp;&quot;&quot;&quot;&quot;;&quot;&quot;)&amp;IF([.D21]&lt;&gt;&quot;&quot;;&quot; OR &quot;&amp;&quot;&quot;&quot;&quot;&amp;[.D21]&amp;&quot;&quot;&quot;&quot;;&quot;&quot;)" office:value-type="string" office:string-value="&quot;»select one!«&quot; OR &quot;keyword 2&quot; OR &quot;keyword 3&quot; OR &quot;keyword 4&quot; OR &quot;keyword 5&quot;" calcext:value-type="string">
            <text:p>"»select one!«" OR "keyword 2" OR "keyword 3" OR "keyword 4" OR "keyword 5"</text:p>
          </table:table-cell>
          <table:covered-table-cell/>
          <table:table-cell table:style-name="ce6" table:formula="of:=IF([.F7]&lt;&gt;&quot;&quot;;&quot;&quot;&quot;&quot;&amp;[.F7]&amp;&quot;&quot;&quot;&quot;;&quot;&quot;)&amp;IF([.F8]&lt;&gt;&quot;&quot;;&quot; OR &quot;&amp;&quot;&quot;&quot;&quot;&amp;[.F8]&amp;&quot;&quot;&quot;&quot;;&quot;&quot;)&amp;IF([.F9]&lt;&gt;&quot;&quot;;&quot; OR &quot;&amp;&quot;&quot;&quot;&quot;&amp;[.F9]&amp;&quot;&quot;&quot;&quot;;&quot;&quot;)&amp;IF([.F10]&lt;&gt;&quot;&quot;;&quot; OR &quot;&amp;&quot;&quot;&quot;&quot;&amp;[.F10]&amp;&quot;&quot;&quot;&quot;;&quot;&quot;)&amp;IF([.F11]&lt;&gt;&quot;&quot;;&quot; OR &quot;&amp;&quot;&quot;&quot;&quot;&amp;[.F11]&amp;&quot;&quot;&quot;&quot;;&quot;&quot;)&amp;IF([.F12]&lt;&gt;&quot;&quot;;&quot; OR &quot;&amp;&quot;&quot;&quot;&quot;&amp;[.F12]&amp;&quot;&quot;&quot;&quot;;&quot;&quot;)&amp;IF([.F13]&lt;&gt;&quot;&quot;;&quot; OR &quot;&amp;&quot;&quot;&quot;&quot;&amp;[.F13]&amp;&quot;&quot;&quot;&quot;;&quot;&quot;)&amp;IF([.F14]&lt;&gt;&quot;&quot;;&quot; OR &quot;&amp;&quot;&quot;&quot;&quot;&amp;[.F14]&amp;&quot;&quot;&quot;&quot;;&quot;&quot;)&amp;IF([.F15]&lt;&gt;&quot;&quot;;&quot; OR &quot;&amp;&quot;&quot;&quot;&quot;&amp;[.F15]&amp;&quot;&quot;&quot;&quot;;&quot;&quot;)&amp;IF([.F16]&lt;&gt;&quot;&quot;;&quot; OR &quot;&amp;&quot;&quot;&quot;&quot;&amp;[.F16]&amp;&quot;&quot;&quot;&quot;;&quot;&quot;)&amp;IF([.F17]&lt;&gt;&quot;&quot;;&quot; OR &quot;&amp;&quot;&quot;&quot;&quot;&amp;[.F17]&amp;&quot;&quot;&quot;&quot;;&quot;&quot;)&amp;IF([.F18]&lt;&gt;&quot;&quot;;&quot; OR &quot;&amp;&quot;&quot;&quot;&quot;&amp;[.F18]&amp;&quot;&quot;&quot;&quot;;&quot;&quot;)&amp;IF([.F19]&lt;&gt;&quot;&quot;;&quot; OR &quot;&amp;&quot;&quot;&quot;&quot;&amp;[.F19]&amp;&quot;&quot;&quot;&quot;;&quot;&quot;)&amp;IF([.F20]&lt;&gt;&quot;&quot;;&quot; OR &quot;&amp;&quot;&quot;&quot;&quot;&amp;[.F20]&amp;&quot;&quot;&quot;&quot;;&quot;&quot;)&amp;IF([.F21]&lt;&gt;&quot;&quot;;&quot; OR &quot;&amp;&quot;&quot;&quot;&quot;&amp;[.F21]&amp;&quot;&quot;&quot;&quot;;&quot;&quot;)" office:value-type="string" office:string-value="&quot;keyword 1&quot;" calcext:value-type="string">
            <text:p>"keyword 1"</text:p>
          </table:table-cell>
          <table:covered-table-cell/>
          <table:table-cell table:style-name="ce6" table:formula="of:=IF([.H7]&lt;&gt;&quot;&quot;;&quot;&quot;&quot;&quot;&amp;[.H7]&amp;&quot;&quot;&quot;&quot;;&quot;&quot;)&amp;IF([.H8]&lt;&gt;&quot;&quot;;&quot; OR &quot;&amp;&quot;&quot;&quot;&quot;&amp;[.H8]&amp;&quot;&quot;&quot;&quot;;&quot;&quot;)&amp;IF([.H9]&lt;&gt;&quot;&quot;;&quot; OR &quot;&amp;&quot;&quot;&quot;&quot;&amp;[.H9]&amp;&quot;&quot;&quot;&quot;;&quot;&quot;)&amp;IF([.H10]&lt;&gt;&quot;&quot;;&quot; OR &quot;&amp;&quot;&quot;&quot;&quot;&amp;[.H10]&amp;&quot;&quot;&quot;&quot;;&quot;&quot;)&amp;IF([.H11]&lt;&gt;&quot;&quot;;&quot; OR &quot;&amp;&quot;&quot;&quot;&quot;&amp;[.H11]&amp;&quot;&quot;&quot;&quot;;&quot;&quot;)&amp;IF([.H12]&lt;&gt;&quot;&quot;;&quot; OR &quot;&amp;&quot;&quot;&quot;&quot;&amp;[.H12]&amp;&quot;&quot;&quot;&quot;;&quot;&quot;)&amp;IF([.H13]&lt;&gt;&quot;&quot;;&quot; OR &quot;&amp;&quot;&quot;&quot;&quot;&amp;[.H13]&amp;&quot;&quot;&quot;&quot;;&quot;&quot;)&amp;IF([.H14]&lt;&gt;&quot;&quot;;&quot; OR &quot;&amp;&quot;&quot;&quot;&quot;&amp;[.H14]&amp;&quot;&quot;&quot;&quot;;&quot;&quot;)&amp;IF([.H15]&lt;&gt;&quot;&quot;;&quot; OR &quot;&amp;&quot;&quot;&quot;&quot;&amp;[.H15]&amp;&quot;&quot;&quot;&quot;;&quot;&quot;)&amp;IF([.H16]&lt;&gt;&quot;&quot;;&quot; OR &quot;&amp;&quot;&quot;&quot;&quot;&amp;[.H16]&amp;&quot;&quot;&quot;&quot;;&quot;&quot;)&amp;IF([.H17]&lt;&gt;&quot;&quot;;&quot; OR &quot;&amp;&quot;&quot;&quot;&quot;&amp;[.H17]&amp;&quot;&quot;&quot;&quot;;&quot;&quot;)&amp;IF([.H18]&lt;&gt;&quot;&quot;;&quot; OR &quot;&amp;&quot;&quot;&quot;&quot;&amp;[.H18]&amp;&quot;&quot;&quot;&quot;;&quot;&quot;)&amp;IF([.H19]&lt;&gt;&quot;&quot;;&quot; OR &quot;&amp;&quot;&quot;&quot;&quot;&amp;[.H19]&amp;&quot;&quot;&quot;&quot;;&quot;&quot;)&amp;IF([.H20]&lt;&gt;&quot;&quot;;&quot; OR &quot;&amp;&quot;&quot;&quot;&quot;&amp;[.H20]&amp;&quot;&quot;&quot;&quot;;&quot;&quot;)&amp;IF([.H21]&lt;&gt;&quot;&quot;;&quot; OR &quot;&amp;&quot;&quot;&quot;&quot;&amp;[.H21]&amp;&quot;&quot;&quot;&quot;;&quot;&quot;)" office:value-type="string" office:string-value="&quot;keyword 1&quot; OR &quot;keyword 2&quot; OR &quot;keyword 3&quot; OR &quot;keyword 4&quot; OR &quot;keyword 5&quot; OR &quot;keyword 6&quot; OR &quot;keyword 7&quot;" calcext:value-type="string">
            <text:p>"keyword 1" OR "keyword 2" OR "keyword 3" OR "keyword 4" OR "keyword 5" OR "keyword 6" OR "keyword 7"</text:p>
          </table:table-cell>
          <table:covered-table-cell/>
          <table:table-cell table:style-name="ce6" table:formula="of:=IF([.J7]&lt;&gt;&quot;&quot;;&quot;&quot;&quot;&quot;&amp;[.J7]&amp;&quot;&quot;&quot;&quot;;&quot;&quot;)&amp;IF([.J8]&lt;&gt;&quot;&quot;;&quot; OR &quot;&amp;&quot;&quot;&quot;&quot;&amp;[.J8]&amp;&quot;&quot;&quot;&quot;;&quot;&quot;)&amp;IF([.J9]&lt;&gt;&quot;&quot;;&quot; OR &quot;&amp;&quot;&quot;&quot;&quot;&amp;[.J9]&amp;&quot;&quot;&quot;&quot;;&quot;&quot;)&amp;IF([.J10]&lt;&gt;&quot;&quot;;&quot; OR &quot;&amp;&quot;&quot;&quot;&quot;&amp;[.J10]&amp;&quot;&quot;&quot;&quot;;&quot;&quot;)&amp;IF([.J11]&lt;&gt;&quot;&quot;;&quot; OR &quot;&amp;&quot;&quot;&quot;&quot;&amp;[.J11]&amp;&quot;&quot;&quot;&quot;;&quot;&quot;)&amp;IF([.J12]&lt;&gt;&quot;&quot;;&quot; OR &quot;&amp;&quot;&quot;&quot;&quot;&amp;[.J12]&amp;&quot;&quot;&quot;&quot;;&quot;&quot;)&amp;IF([.J13]&lt;&gt;&quot;&quot;;&quot; OR &quot;&amp;&quot;&quot;&quot;&quot;&amp;[.J13]&amp;&quot;&quot;&quot;&quot;;&quot;&quot;)&amp;IF([.J14]&lt;&gt;&quot;&quot;;&quot; OR &quot;&amp;&quot;&quot;&quot;&quot;&amp;[.J14]&amp;&quot;&quot;&quot;&quot;;&quot;&quot;)&amp;IF([.J15]&lt;&gt;&quot;&quot;;&quot; OR &quot;&amp;&quot;&quot;&quot;&quot;&amp;[.J15]&amp;&quot;&quot;&quot;&quot;;&quot;&quot;)&amp;IF([.J16]&lt;&gt;&quot;&quot;;&quot; OR &quot;&amp;&quot;&quot;&quot;&quot;&amp;[.J16]&amp;&quot;&quot;&quot;&quot;;&quot;&quot;)&amp;IF([.J17]&lt;&gt;&quot;&quot;;&quot; OR &quot;&amp;&quot;&quot;&quot;&quot;&amp;[.J17]&amp;&quot;&quot;&quot;&quot;;&quot;&quot;)&amp;IF([.J18]&lt;&gt;&quot;&quot;;&quot; OR &quot;&amp;&quot;&quot;&quot;&quot;&amp;[.J18]&amp;&quot;&quot;&quot;&quot;;&quot;&quot;)&amp;IF([.J19]&lt;&gt;&quot;&quot;;&quot; OR &quot;&amp;&quot;&quot;&quot;&quot;&amp;[.J19]&amp;&quot;&quot;&quot;&quot;;&quot;&quot;)&amp;IF([.J20]&lt;&gt;&quot;&quot;;&quot; OR &quot;&amp;&quot;&quot;&quot;&quot;&amp;[.J20]&amp;&quot;&quot;&quot;&quot;;&quot;&quot;)&amp;IF([.J21]&lt;&gt;&quot;&quot;;&quot; OR &quot;&amp;&quot;&quot;&quot;&quot;&amp;[.J21]&amp;&quot;&quot;&quot;&quot;;&quot;&quot;)" office:value-type="string" office:string-value="&quot;keyword 1&quot; OR &quot;keyword 2&quot; OR &quot;keyword 3&quot; OR &quot;keyword 4&quot; OR &quot;keyword 5&quot;" calcext:value-type="string">
            <text:p>"keyword 1" OR "keyword 2" OR "keyword 3" OR "keyword 4" OR "keyword 5"</text:p>
          </table:table-cell>
          <table:table-cell table:style-name="ce20" table:number-columns-repeated="19"/>
          <table:table-cell table:number-columns-repeated="995"/>
        </table:table-row>
        <table:table-row table:style-name="ro1">
          <table:covered-table-cell/>
          <table:table-cell table:style-name="ce7" office:value-type="string" calcext:value-type="string" table:number-columns-spanned="9" table:number-rows-spanned="1">
            <text:p>ↆ HERE WILL BE YOUR BOOLEAN STRING ↆ</text:p>
          </table:table-cell>
          <table:covered-table-cell table:number-columns-repeated="8"/>
          <table:table-cell table:style-name="ce4" table:number-columns-repeated="19"/>
          <table:table-cell table:number-columns-repeated="995"/>
        </table:table-row>
        <table:table-row table:style-name="ro1">
          <table:covered-table-cell/>
          <table:table-cell table:style-name="ce8" table:formula="of:=IF([.B2]&lt;&gt;&quot;&quot;;&quot;(&quot;&amp;[.B2]&amp;&quot;)&quot;;&quot;&quot;)&amp;IF([.D2]&lt;&gt;&quot;&quot;;&quot; &quot;&amp;[.C6]&amp;&quot; &quot;&amp;&quot;(&quot;&amp;[.D2]&amp;&quot;)&quot;;&quot;&quot;)&amp;IF([.F2]&lt;&gt;&quot;&quot;;&quot; &quot;&amp;[.E6]&amp;&quot; &quot;&amp;&quot;(&quot;&amp;[.F2]&amp;&quot;)&quot;;&quot;&quot;)&amp;IF([.H2]&lt;&gt;&quot;&quot;;&quot; &quot;&amp;[.G6]&amp;&quot; &quot;&amp;&quot;(&quot;&amp;[.H2]&amp;&quot;)&quot;;&quot;&quot;)&amp;IF([.J2]&lt;&gt;&quot;&quot;;&quot; &quot;&amp;[.I6]&amp;&quot; &quot;&amp;&quot;(&quot;&amp;[.J2]&amp;&quot;)&quot;;&quot;&quot;)" office:value-type="string" office:string-value="(&quot;keyword 1&quot; OR &quot;keyword 2&quot; OR &quot;keyword 3&quot; OR &quot;keyword 4&quot; OR &quot;keyword 5&quot; OR &quot;keyword 6&quot; OR &quot;keyword 7&quot; OR &quot;keyword 8&quot; OR &quot;keyword 9&quot; OR &quot;keyword 10&quot; OR &quot;keyword 11&quot;) AND (&quot;»select one!«&quot; OR &quot;keyword 2&quot; OR &quot;keyword 3&quot; OR &quot;keyword 4&quot; OR &quot;keyword 5&quot;) AND (&quot;keyword 1&quot;) AND (&quot;keyword 1&quot; OR &quot;keyword 2&quot; OR &quot;keyword 3&quot; OR &quot;keyword 4&quot; OR &quot;keyword 5&quot; OR &quot;keyword 6&quot; OR &quot;keyword 7&quot;) AND (&quot;keyword 1&quot; OR &quot;keyword 2&quot; OR &quot;keyword 3&quot; OR &quot;keyword 4&quot; OR &quot;keyword 5&quot;)" calcext:value-type="string" table:number-columns-spanned="9" table:number-rows-spanned="1">
            <text:p>("keyword 1" OR "keyword 2" OR "keyword 3" OR "keyword 4" OR "keyword 5" OR "keyword 6" OR "keyword 7" OR "keyword 8" OR "keyword 9" OR "keyword 10" OR "keyword 11") AND ("»select one!«" OR "keyword 2" OR "keyword 3" OR "keyword 4" OR "keyword 5") AND ("keyword 1") AND ("keyword 1" OR "keyword 2" OR "keyword 3" OR "keyword 4" OR "keyword 5" OR "keyword 6" OR "keyword 7") AND ("keyword 1" OR "keyword 2" OR "keyword 3" OR "keyword 4" OR "keyword 5")</text:p>
          </table:table-cell>
          <table:covered-table-cell table:number-columns-repeated="8"/>
          <table:table-cell table:style-name="ce4" table:number-columns-repeated="19"/>
          <table:table-cell table:number-columns-repeated="995"/>
        </table:table-row>
        <table:table-row table:style-name="ro1">
          <table:covered-table-cell/>
          <table:table-cell table:style-name="ce9" office:value-type="string" calcext:value-type="string" table:number-columns-spanned="9" table:number-rows-spanned="1">
            <text:p>ↆ ADD YOUR KEYWORDS BELOW ↆ</text:p>
          </table:table-cell>
          <table:covered-table-cell table:number-columns-repeated="8"/>
          <table:table-cell table:style-name="ce21" table:number-columns-repeated="19"/>
          <table:table-cell table:number-columns-repeated="995"/>
        </table:table-row>
        <table:table-row table:style-name="ro1">
          <table:table-cell table:style-name="ce2"/>
          <table:table-cell table:style-name="ce10" table:content-validation-name="val1" office:value-type="string" calcext:value-type="string">
            <text:p>JOB TITLE</text:p>
          </table:table-cell>
          <table:table-cell table:style-name="ce13" table:content-validation-name="val2" office:value-type="string" calcext:value-type="string">
            <text:p>AND</text:p>
          </table:table-cell>
          <table:table-cell table:style-name="ce17" table:content-validation-name="val1" office:value-type="string" calcext:value-type="string">
            <text:p>»select one!«</text:p>
          </table:table-cell>
          <table:table-cell table:style-name="ce13" table:content-validation-name="val2" office:value-type="string" calcext:value-type="string">
            <text:p>AND</text:p>
          </table:table-cell>
          <table:table-cell table:style-name="ce17" table:content-validation-name="val1" office:value-type="string" calcext:value-type="string">
            <text:p>TECHNICAL KWS</text:p>
          </table:table-cell>
          <table:table-cell table:style-name="ce13" table:content-validation-name="val2" office:value-type="string" calcext:value-type="string">
            <text:p>AND</text:p>
          </table:table-cell>
          <table:table-cell table:style-name="ce17" table:content-validation-name="val1" office:value-type="string" calcext:value-type="string">
            <text:p>TECHNICAL KWS</text:p>
          </table:table-cell>
          <table:table-cell table:style-name="ce13" table:content-validation-name="val2" office:value-type="string" calcext:value-type="string">
            <text:p>AND</text:p>
          </table:table-cell>
          <table:table-cell table:style-name="ce17" table:content-validation-name="val1" office:value-type="string" calcext:value-type="string">
            <text:p>EDUCATION</text:p>
          </table:table-cell>
          <table:table-cell table:style-name="ce21" table:number-columns-repeated="19"/>
          <table:table-cell table:number-columns-repeated="995"/>
        </table:table-row>
        <table:table-row table:style-name="ro1">
          <table:table-cell table:style-name="ce3" office:value-type="string" calcext:value-type="string">
            <text:p>keyword 1</text:p>
          </table:table-cell>
          <table:table-cell table:style-name="ce11" office:value-type="string" calcext:value-type="string">
            <text:p>keyword 1</text:p>
          </table:table-cell>
          <table:table-cell table:style-name="ce14" table:number-columns-spanned="1" table:number-rows-spanned="15"/>
          <table:table-cell table:style-name="ce11" office:value-type="string" calcext:value-type="string">
            <text:p>keyword 1</text:p>
          </table:table-cell>
          <table:table-cell table:style-name="ce14" table:number-columns-spanned="1" table:number-rows-spanned="15"/>
          <table:table-cell table:style-name="ce11" office:value-type="string" calcext:value-type="string">
            <text:p>keyword 1</text:p>
          </table:table-cell>
          <table:table-cell table:style-name="ce14" table:number-columns-spanned="1" table:number-rows-spanned="15"/>
          <table:table-cell table:style-name="ce11" office:value-type="string" calcext:value-type="string">
            <text:p>keyword 1</text:p>
          </table:table-cell>
          <table:table-cell table:style-name="ce14" table:number-columns-spanned="1" table:number-rows-spanned="15"/>
          <table:table-cell table:style-name="ce11" office:value-type="string" calcext:value-type="string">
            <text:p>keyword 1</text:p>
          </table:table-cell>
          <table:table-cell table:style-name="ce4" table:number-columns-repeated="19"/>
          <table:table-cell table:number-columns-repeated="995"/>
        </table:table-row>
        <table:table-row table:style-name="ro1">
          <table:table-cell table:style-name="ce3" office:value-type="string" calcext:value-type="string">
            <text:p>keyword 2</text:p>
          </table:table-cell>
          <table:table-cell table:style-name="ce11" office:value-type="string" calcext:value-type="string">
            <text:p>keyword 2</text:p>
          </table:table-cell>
          <table:covered-table-cell table:style-name="ce15"/>
          <table:table-cell table:style-name="ce11" office:value-type="string" calcext:value-type="string">
            <text:p>keyword 2</text:p>
          </table:table-cell>
          <table:covered-table-cell table:style-name="ce15"/>
          <table:table-cell table:style-name="ce11"/>
          <table:covered-table-cell table:style-name="ce15"/>
          <table:table-cell table:style-name="ce11" office:value-type="string" calcext:value-type="string">
            <text:p>keyword 2</text:p>
          </table:table-cell>
          <table:covered-table-cell table:style-name="ce15"/>
          <table:table-cell table:style-name="ce11" office:value-type="string" calcext:value-type="string">
            <text:p>keyword 2</text:p>
          </table:table-cell>
          <table:table-cell table:style-name="ce4" table:number-columns-repeated="19"/>
          <table:table-cell table:number-columns-repeated="995"/>
        </table:table-row>
        <table:table-row table:style-name="ro1">
          <table:table-cell table:style-name="ce3" office:value-type="string" calcext:value-type="string">
            <text:p>keyword 3</text:p>
          </table:table-cell>
          <table:table-cell table:style-name="ce11" office:value-type="string" calcext:value-type="string">
            <text:p>keyword 3</text:p>
          </table:table-cell>
          <table:covered-table-cell table:style-name="ce15"/>
          <table:table-cell table:style-name="ce11" office:value-type="string" calcext:value-type="string">
            <text:p>keyword 3</text:p>
          </table:table-cell>
          <table:covered-table-cell table:style-name="ce15"/>
          <table:table-cell table:style-name="ce11"/>
          <table:covered-table-cell table:style-name="ce15"/>
          <table:table-cell table:style-name="ce11" office:value-type="string" calcext:value-type="string">
            <text:p>keyword 3</text:p>
          </table:table-cell>
          <table:covered-table-cell table:style-name="ce15"/>
          <table:table-cell table:style-name="ce11" office:value-type="string" calcext:value-type="string">
            <text:p>keyword 3</text:p>
          </table:table-cell>
          <table:table-cell table:style-name="ce4" table:number-columns-repeated="19"/>
          <table:table-cell table:number-columns-repeated="995"/>
        </table:table-row>
        <table:table-row table:style-name="ro1">
          <table:table-cell table:style-name="ce3" office:value-type="string" calcext:value-type="string">
            <text:p>keyword 4</text:p>
          </table:table-cell>
          <table:table-cell table:style-name="ce11" office:value-type="string" calcext:value-type="string">
            <text:p>keyword 4</text:p>
          </table:table-cell>
          <table:covered-table-cell table:style-name="ce15"/>
          <table:table-cell table:style-name="ce11" office:value-type="string" calcext:value-type="string">
            <text:p>keyword 4</text:p>
          </table:table-cell>
          <table:covered-table-cell table:style-name="ce15"/>
          <table:table-cell table:style-name="ce11"/>
          <table:covered-table-cell table:style-name="ce15"/>
          <table:table-cell table:style-name="ce11" office:value-type="string" calcext:value-type="string">
            <text:p>keyword 4</text:p>
          </table:table-cell>
          <table:covered-table-cell table:style-name="ce15"/>
          <table:table-cell table:style-name="ce11" office:value-type="string" calcext:value-type="string">
            <text:p>keyword 4</text:p>
          </table:table-cell>
          <table:table-cell table:style-name="ce4" table:number-columns-repeated="19"/>
          <table:table-cell table:number-columns-repeated="995"/>
        </table:table-row>
        <table:table-row table:style-name="ro1">
          <table:table-cell table:style-name="ce3" office:value-type="string" calcext:value-type="string">
            <text:p>keyword 5</text:p>
          </table:table-cell>
          <table:table-cell table:style-name="ce11" office:value-type="string" calcext:value-type="string">
            <text:p>keyword 5</text:p>
          </table:table-cell>
          <table:covered-table-cell table:style-name="ce15"/>
          <table:table-cell table:style-name="ce11" office:value-type="string" calcext:value-type="string">
            <text:p>keyword 5</text:p>
          </table:table-cell>
          <table:covered-table-cell table:style-name="ce15"/>
          <table:table-cell table:style-name="ce11"/>
          <table:covered-table-cell table:style-name="ce15"/>
          <table:table-cell table:style-name="ce11" office:value-type="string" calcext:value-type="string">
            <text:p>keyword 5</text:p>
          </table:table-cell>
          <table:covered-table-cell table:style-name="ce15"/>
          <table:table-cell table:style-name="ce11" office:value-type="string" calcext:value-type="string">
            <text:p>keyword 5</text:p>
          </table:table-cell>
          <table:table-cell table:style-name="ce4" table:number-columns-repeated="19"/>
          <table:table-cell table:number-columns-repeated="995"/>
        </table:table-row>
        <table:table-row table:style-name="ro1">
          <table:table-cell table:style-name="ce3" office:value-type="string" calcext:value-type="string">
            <text:p>keyword 6</text:p>
          </table:table-cell>
          <table:table-cell table:style-name="ce11" office:value-type="string" calcext:value-type="string">
            <text:p>keyword 6</text:p>
          </table:table-cell>
          <table:covered-table-cell table:style-name="ce15"/>
          <table:table-cell table:style-name="ce11"/>
          <table:covered-table-cell table:style-name="ce15"/>
          <table:table-cell table:style-name="ce11"/>
          <table:covered-table-cell table:style-name="ce15"/>
          <table:table-cell table:style-name="ce11" office:value-type="string" calcext:value-type="string">
            <text:p>keyword 6</text:p>
          </table:table-cell>
          <table:covered-table-cell table:style-name="ce15"/>
          <table:table-cell table:style-name="ce11"/>
          <table:table-cell table:style-name="ce4" table:number-columns-repeated="19"/>
          <table:table-cell table:number-columns-repeated="995"/>
        </table:table-row>
        <table:table-row table:style-name="ro1">
          <table:table-cell table:style-name="ce3" office:value-type="string" calcext:value-type="string">
            <text:p>keyword 7</text:p>
          </table:table-cell>
          <table:table-cell table:style-name="ce11" office:value-type="string" calcext:value-type="string">
            <text:p>keyword 7</text:p>
          </table:table-cell>
          <table:covered-table-cell table:style-name="ce15"/>
          <table:table-cell table:style-name="ce11"/>
          <table:covered-table-cell table:style-name="ce15"/>
          <table:table-cell table:style-name="ce11"/>
          <table:covered-table-cell table:style-name="ce15"/>
          <table:table-cell table:style-name="ce11" office:value-type="string" calcext:value-type="string">
            <text:p>keyword 7</text:p>
          </table:table-cell>
          <table:covered-table-cell table:style-name="ce15"/>
          <table:table-cell table:style-name="ce11"/>
          <table:table-cell table:style-name="ce4" table:number-columns-repeated="19"/>
          <table:table-cell table:number-columns-repeated="995"/>
        </table:table-row>
        <table:table-row table:style-name="ro1">
          <table:table-cell table:style-name="ce3" office:value-type="string" calcext:value-type="string">
            <text:p>keyword 8</text:p>
          </table:table-cell>
          <table:table-cell table:style-name="ce11" office:value-type="string" calcext:value-type="string">
            <text:p>keyword 8</text:p>
          </table:table-cell>
          <table:covered-table-cell table:style-name="ce15"/>
          <table:table-cell table:style-name="ce11"/>
          <table:covered-table-cell table:style-name="ce15"/>
          <table:table-cell table:style-name="ce11"/>
          <table:covered-table-cell table:style-name="ce15"/>
          <table:table-cell table:style-name="ce11"/>
          <table:covered-table-cell table:style-name="ce15"/>
          <table:table-cell table:style-name="ce11"/>
          <table:table-cell table:style-name="ce4" table:number-columns-repeated="19"/>
          <table:table-cell table:number-columns-repeated="995"/>
        </table:table-row>
        <table:table-row table:style-name="ro1">
          <table:table-cell table:style-name="ce3" office:value-type="string" calcext:value-type="string">
            <text:p>keyword 9</text:p>
          </table:table-cell>
          <table:table-cell table:style-name="ce11" office:value-type="string" calcext:value-type="string">
            <text:p>keyword 9</text:p>
          </table:table-cell>
          <table:covered-table-cell table:style-name="ce15"/>
          <table:table-cell table:style-name="ce11"/>
          <table:covered-table-cell table:style-name="ce15"/>
          <table:table-cell table:style-name="ce11"/>
          <table:covered-table-cell table:style-name="ce15"/>
          <table:table-cell table:style-name="ce11"/>
          <table:covered-table-cell table:style-name="ce15"/>
          <table:table-cell table:style-name="ce11"/>
          <table:table-cell table:style-name="ce4" table:number-columns-repeated="19"/>
          <table:table-cell table:number-columns-repeated="995"/>
        </table:table-row>
        <table:table-row table:style-name="ro1">
          <table:table-cell table:style-name="ce3" office:value-type="string" calcext:value-type="string">
            <text:p>keyword 10</text:p>
          </table:table-cell>
          <table:table-cell table:style-name="ce11" office:value-type="string" calcext:value-type="string">
            <text:p>keyword 10</text:p>
          </table:table-cell>
          <table:covered-table-cell table:style-name="ce15"/>
          <table:table-cell table:style-name="ce11"/>
          <table:covered-table-cell table:style-name="ce15"/>
          <table:table-cell table:style-name="ce11"/>
          <table:covered-table-cell table:style-name="ce15"/>
          <table:table-cell table:style-name="ce11"/>
          <table:covered-table-cell table:style-name="ce15"/>
          <table:table-cell table:style-name="ce11"/>
          <table:table-cell table:style-name="ce4" table:number-columns-repeated="19"/>
          <table:table-cell table:number-columns-repeated="995"/>
        </table:table-row>
        <table:table-row table:style-name="ro1">
          <table:table-cell table:style-name="ce3" office:value-type="string" calcext:value-type="string">
            <text:p>keyword 11</text:p>
          </table:table-cell>
          <table:table-cell table:style-name="ce11" office:value-type="string" calcext:value-type="string">
            <text:p>keyword 11</text:p>
          </table:table-cell>
          <table:covered-table-cell table:style-name="ce15"/>
          <table:table-cell table:style-name="ce11"/>
          <table:covered-table-cell table:style-name="ce15"/>
          <table:table-cell table:style-name="ce11"/>
          <table:covered-table-cell table:style-name="ce15"/>
          <table:table-cell table:style-name="ce11"/>
          <table:covered-table-cell table:style-name="ce15"/>
          <table:table-cell table:style-name="ce11"/>
          <table:table-cell table:style-name="ce4" table:number-columns-repeated="19"/>
          <table:table-cell table:number-columns-repeated="995"/>
        </table:table-row>
        <table:table-row table:style-name="ro1">
          <table:table-cell table:style-name="ce3" office:value-type="string" calcext:value-type="string">
            <text:p>keyword 12</text:p>
          </table:table-cell>
          <table:table-cell table:style-name="ce11"/>
          <table:covered-table-cell table:style-name="ce15"/>
          <table:table-cell table:style-name="ce11"/>
          <table:covered-table-cell table:style-name="ce15"/>
          <table:table-cell table:style-name="ce11"/>
          <table:covered-table-cell table:style-name="ce15"/>
          <table:table-cell table:style-name="ce11"/>
          <table:covered-table-cell table:style-name="ce15"/>
          <table:table-cell table:style-name="ce11"/>
          <table:table-cell table:style-name="ce4" table:number-columns-repeated="19"/>
          <table:table-cell table:number-columns-repeated="995"/>
        </table:table-row>
        <table:table-row table:style-name="ro1">
          <table:table-cell table:style-name="ce3" office:value-type="string" calcext:value-type="string">
            <text:p>keyword 13</text:p>
          </table:table-cell>
          <table:table-cell table:style-name="ce11"/>
          <table:covered-table-cell table:style-name="ce15"/>
          <table:table-cell table:style-name="ce11"/>
          <table:covered-table-cell table:style-name="ce15"/>
          <table:table-cell table:style-name="ce11"/>
          <table:covered-table-cell table:style-name="ce15"/>
          <table:table-cell table:style-name="ce11"/>
          <table:covered-table-cell table:style-name="ce15"/>
          <table:table-cell table:style-name="ce11"/>
          <table:table-cell table:style-name="ce4" table:number-columns-repeated="19"/>
          <table:table-cell table:number-columns-repeated="995"/>
        </table:table-row>
        <table:table-row table:style-name="ro1">
          <table:table-cell table:style-name="ce3" office:value-type="string" calcext:value-type="string">
            <text:p>keyword 14</text:p>
          </table:table-cell>
          <table:table-cell table:style-name="ce11"/>
          <table:covered-table-cell table:style-name="ce15"/>
          <table:table-cell table:style-name="ce11"/>
          <table:covered-table-cell table:style-name="ce15"/>
          <table:table-cell table:style-name="ce11"/>
          <table:covered-table-cell table:style-name="ce15"/>
          <table:table-cell table:style-name="ce11"/>
          <table:covered-table-cell table:style-name="ce15"/>
          <table:table-cell table:style-name="ce11"/>
          <table:table-cell table:style-name="ce4" table:number-columns-repeated="19"/>
          <table:table-cell table:number-columns-repeated="995"/>
        </table:table-row>
        <table:table-row table:style-name="ro1">
          <table:table-cell table:style-name="ce3" office:value-type="string" calcext:value-type="string">
            <text:p>keyword 15</text:p>
          </table:table-cell>
          <table:table-cell table:style-name="ce11"/>
          <table:covered-table-cell table:style-name="ce16"/>
          <table:table-cell table:style-name="ce11"/>
          <table:covered-table-cell table:style-name="ce16"/>
          <table:table-cell table:style-name="ce11"/>
          <table:covered-table-cell table:style-name="ce16"/>
          <table:table-cell table:style-name="ce11"/>
          <table:covered-table-cell table:style-name="ce16"/>
          <table:table-cell table:style-name="ce11"/>
          <table:table-cell table:style-name="ce4" table:number-columns-repeated="19"/>
          <table:table-cell table:number-columns-repeated="995"/>
        </table:table-row>
        <table:table-row table:style-name="ro1">
          <table:table-cell table:style-name="ce4" table:number-columns-repeated="29"/>
          <table:table-cell table:number-columns-repeated="995"/>
        </table:table-row>
        <table:table-row table:style-name="ro1">
          <table:table-cell table:style-name="ce4" table:number-columns-repeated="3"/>
          <table:table-cell table:style-name="ce18"/>
          <table:table-cell table:style-name="ce4" table:number-columns-repeated="25"/>
          <table:table-cell table:number-columns-repeated="995"/>
        </table:table-row>
        <table:table-row table:style-name="ro1">
          <table:table-cell table:style-name="ce4" table:number-columns-repeated="29"/>
          <table:table-cell table:number-columns-repeated="995"/>
        </table:table-row>
        <table:table-row table:style-name="ro1" table:number-rows-repeated="9">
          <table:table-cell table:style-name="ce4" table:number-columns-repeated="29"/>
          <table:table-cell table:number-columns-repeated="995"/>
        </table:table-row>
        <table:table-row table:style-name="ro1">
          <table:table-cell table:style-name="ce4" table:number-columns-repeated="29"/>
          <table:table-cell table:number-columns-repeated="995"/>
        </table:table-row>
        <table:table-row table:style-name="ro1" table:number-rows-repeated="965">
          <table:table-cell table:style-name="ce4" table:number-columns-repeated="29"/>
          <table:table-cell table:number-columns-repeated="995"/>
        </table:table-row>
        <table:table-row table:style-name="ro2" table:number-rows-repeated="1047576">
          <table:table-cell table:number-columns-repeated="1024"/>
        </table:table-row>
        <table:table-row table:style-name="ro2">
          <table:table-cell table:number-columns-repeated="1024"/>
        </table:table-row>
      </table:table>
      <table:table table:name="LinkedIn Boolean String Generator" table:style-name="ta2">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1014" table:default-cell-style-name="Default"/>
        <table:table-row table:style-name="ro1">
          <table:table-cell table:style-name="ce22" table:number-columns-spanned="1" table:number-rows-spanned="5">
            <draw:frame table:end-cell-address="'LinkedIn Boolean String Generator'.A1" table:end-x="15.73pt" table:end-y="15.73pt" draw:z-index="0" draw:name="image2.png" draw:style-name="gr1" draw:text-style-name="P1" svg:width="15.73pt" svg:height="15.73pt" svg:x="0pt" svg:y="0pt">
              <draw:image xlink:href="Pictures/10000201000003F6000003F68908D2E49C960EC8.png" xlink:type="simple" xlink:show="embed" xlink:actuate="onLoad">
                <text:p/>
              </draw:image>
            </draw:frame>
          </table:table-cell>
          <table:table-cell table:style-name="ce5" office:value-type="string" calcext:value-type="string">
            <text:p>STRING PART 1</text:p>
          </table:table-cell>
          <table:table-cell table:style-name="ce29" table:formula="of:=IF([.C7]&lt;&gt;&quot;&quot;;&quot;&quot;&quot;&quot;&amp;[.C7]&amp;&quot;&quot;&quot;&quot;;&quot;&quot;)&amp;IF([.C8]&lt;&gt;&quot;&quot;;&quot; OR &quot;&amp;&quot;&quot;&quot;&quot;&amp;[.C8]&amp;&quot;&quot;&quot;&quot;;&quot;&quot;)&amp;IF([.C9]&lt;&gt;&quot;&quot;&quot; OR &quot;&amp;&quot;&quot;&quot;&quot;&amp;[.C9]&amp;&quot;&quot;&quot;&quot;;&quot;&quot;)&amp;IF([.C10]&lt;&gt;&quot;&quot;;&quot; OR &quot;&amp;&quot;&quot;&quot;&quot;&amp;[.C10]&amp;&quot;&quot;&quot;&quot;;&quot;&quot;)&amp;IF([.C11]&lt;&gt;&quot;&quot;;&quot; OR &quot;&amp;&quot;&quot;&quot;&quot;&amp;[.C11]&amp;&quot;&quot;&quot;&quot;;&quot;&quot;)&amp;IF([.C12]&lt;&gt;&quot;&quot;;&quot; OR &quot;&amp;&quot;&quot;&quot;&quot;&amp;[.C12]&amp;&quot;&quot;&quot;&quot;;&quot;&quot;)&amp;IF([.C13]&lt;&gt;&quot;&quot;;&quot; OR &quot;&amp;&quot;&quot;&quot;&quot;&amp;[.C13]&amp;&quot;&quot;&quot;&quot;;&quot;&quot;)&amp;IF([.C14]&lt;&gt;&quot;&quot;;&quot; OR &quot;&amp;&quot;&quot;&quot;&quot;&amp;[.C14]&amp;&quot;&quot;&quot;&quot;;&quot;&quot;)&amp;IF([.C15]&lt;&gt;&quot;&quot;;&quot; OR &quot;&amp;&quot;&quot;&quot;&quot;&amp;[.C15]&amp;&quot;&quot;&quot;&quot;;&quot;&quot;)&amp;IF([.C16]&lt;&gt;&quot;&quot;;&quot; OR &quot;&amp;&quot;&quot;&quot;&quot;&amp;[.C16]&amp;&quot;&quot;&quot;&quot;;&quot;&quot;)&amp;IF([.C17]&lt;&gt;&quot;&quot;;&quot; OR &quot;&amp;&quot;&quot;&quot;&quot;&amp;[.C17]&amp;&quot;&quot;&quot;&quot;;&quot;&quot;)&amp;IF([.C18]&lt;&gt;&quot;&quot;;&quot; OR &quot;&amp;&quot;&quot;&quot;&quot;&amp;[.C18]&amp;&quot;&quot;&quot;&quot;;&quot;&quot;)&amp;IF([.C19]&lt;&gt;&quot;&quot;;&quot; OR &quot;&amp;&quot;&quot;&quot;&quot;&amp;[.C19]&amp;&quot;&quot;&quot;&quot;;&quot;&quot;)&amp;IF([.C20]&lt;&gt;&quot;&quot;;&quot; OR &quot;&amp;&quot;&quot;&quot;&quot;&amp;[.C20]&amp;&quot;&quot;&quot;&quot;;&quot;&quot;)&amp;IF([.C21]&lt;&gt;&quot;&quot;;&quot; OR &quot;&amp;&quot;&quot;&quot;&quot;&amp;[.C21]&amp;&quot;&quot;&quot;&quot;;&quot;&quot;)" table:number-columns-spanned="1" table:number-rows-spanned="2">
            <text:p/>
          </table:table-cell>
          <table:table-cell table:style-name="ce5" office:value-type="string" calcext:value-type="string">
            <text:p>STRING PART 2</text:p>
          </table:table-cell>
          <table:table-cell table:style-name="ce32" table:formula="of:=IF([.E7]&lt;&gt;&quot;&quot;;&quot;&quot;&quot;&quot;&amp;[.E7]&amp;&quot;&quot;&quot;&quot;;&quot;&quot;)&amp;IF([.E8]&lt;&gt;&quot;&quot;;&quot; OR &quot;&amp;&quot;&quot;&quot;&quot;&amp;[.E8]&amp;&quot;&quot;&quot;&quot;;&quot;&quot;)&amp;IF([.E9]&lt;&gt;&quot;&quot;&quot; OR &quot;&amp;&quot;&quot;&quot;&quot;&amp;[.E9]&amp;&quot;&quot;&quot;&quot;;&quot;&quot;)&amp;IF([.E10]&lt;&gt;&quot;&quot;;&quot; OR &quot;&amp;&quot;&quot;&quot;&quot;&amp;[.E10]&amp;&quot;&quot;&quot;&quot;;&quot;&quot;)&amp;IF([.E11]&lt;&gt;&quot;&quot;;&quot; OR &quot;&amp;&quot;&quot;&quot;&quot;&amp;[.E11]&amp;&quot;&quot;&quot;&quot;;&quot;&quot;)&amp;IF([.E12]&lt;&gt;&quot;&quot;;&quot; OR &quot;&amp;&quot;&quot;&quot;&quot;&amp;[.E12]&amp;&quot;&quot;&quot;&quot;;&quot;&quot;)&amp;IF([.E13]&lt;&gt;&quot;&quot;;&quot; OR &quot;&amp;&quot;&quot;&quot;&quot;&amp;[.E13]&amp;&quot;&quot;&quot;&quot;;&quot;&quot;)&amp;IF([.E14]&lt;&gt;&quot;&quot;;&quot; OR &quot;&amp;&quot;&quot;&quot;&quot;&amp;[.E14]&amp;&quot;&quot;&quot;&quot;;&quot;&quot;)&amp;IF([.E15]&lt;&gt;&quot;&quot;;&quot; OR &quot;&amp;&quot;&quot;&quot;&quot;&amp;[.E15]&amp;&quot;&quot;&quot;&quot;;&quot;&quot;)&amp;IF([.E16]&lt;&gt;&quot;&quot;;&quot; OR &quot;&amp;&quot;&quot;&quot;&quot;&amp;[.E16]&amp;&quot;&quot;&quot;&quot;;&quot;&quot;)&amp;IF([.E17]&lt;&gt;&quot;&quot;;&quot; OR &quot;&amp;&quot;&quot;&quot;&quot;&amp;[.E17]&amp;&quot;&quot;&quot;&quot;;&quot;&quot;)&amp;IF([.E18]&lt;&gt;&quot;&quot;;&quot; OR &quot;&amp;&quot;&quot;&quot;&quot;&amp;[.E18]&amp;&quot;&quot;&quot;&quot;;&quot;&quot;)&amp;IF([.E19]&lt;&gt;&quot;&quot;;&quot; OR &quot;&amp;&quot;&quot;&quot;&quot;&amp;[.E19]&amp;&quot;&quot;&quot;&quot;;&quot;&quot;)&amp;IF([.E20]&lt;&gt;&quot;&quot;;&quot; OR &quot;&amp;&quot;&quot;&quot;&quot;&amp;[.E20]&amp;&quot;&quot;&quot;&quot;;&quot;&quot;)&amp;IF([.E21]&lt;&gt;&quot;&quot;;&quot; OR &quot;&amp;&quot;&quot;&quot;&quot;&amp;[.E21]&amp;&quot;&quot;&quot;&quot;;&quot;&quot;)" table:number-columns-spanned="1" table:number-rows-spanned="2">
            <text:p/>
          </table:table-cell>
          <table:table-cell table:style-name="ce5" office:value-type="string" calcext:value-type="string">
            <text:p>STRING PART 3</text:p>
          </table:table-cell>
          <table:table-cell table:style-name="ce32" table:formula="of:=IF([.G7]&lt;&gt;&quot;&quot;;&quot;&quot;&quot;&quot;&amp;[.G7]&amp;&quot;&quot;&quot;&quot;;&quot;&quot;)&amp;IF([.G8]&lt;&gt;&quot;&quot;;&quot; OR &quot;&amp;&quot;&quot;&quot;&quot;&amp;[.G8]&amp;&quot;&quot;&quot;&quot;;&quot;&quot;)&amp;IF([.G9]&lt;&gt;&quot;&quot;&quot; OR &quot;&amp;&quot;&quot;&quot;&quot;&amp;[.G9]&amp;&quot;&quot;&quot;&quot;;&quot;&quot;)&amp;IF([.G10]&lt;&gt;&quot;&quot;;&quot; OR &quot;&amp;&quot;&quot;&quot;&quot;&amp;[.G10]&amp;&quot;&quot;&quot;&quot;;&quot;&quot;)&amp;IF([.G11]&lt;&gt;&quot;&quot;;&quot; OR &quot;&amp;&quot;&quot;&quot;&quot;&amp;[.G11]&amp;&quot;&quot;&quot;&quot;;&quot;&quot;)&amp;IF([.G12]&lt;&gt;&quot;&quot;;&quot; OR &quot;&amp;&quot;&quot;&quot;&quot;&amp;[.G12]&amp;&quot;&quot;&quot;&quot;;&quot;&quot;)&amp;IF([.G13]&lt;&gt;&quot;&quot;;&quot; OR &quot;&amp;&quot;&quot;&quot;&quot;&amp;[.G13]&amp;&quot;&quot;&quot;&quot;;&quot;&quot;)&amp;IF([.G14]&lt;&gt;&quot;&quot;;&quot; OR &quot;&amp;&quot;&quot;&quot;&quot;&amp;[.G14]&amp;&quot;&quot;&quot;&quot;;&quot;&quot;)&amp;IF([.G15]&lt;&gt;&quot;&quot;;&quot; OR &quot;&amp;&quot;&quot;&quot;&quot;&amp;[.G15]&amp;&quot;&quot;&quot;&quot;;&quot;&quot;)&amp;IF([.G16]&lt;&gt;&quot;&quot;;&quot; OR &quot;&amp;&quot;&quot;&quot;&quot;&amp;[.G16]&amp;&quot;&quot;&quot;&quot;;&quot;&quot;)&amp;IF([.G17]&lt;&gt;&quot;&quot;;&quot; OR &quot;&amp;&quot;&quot;&quot;&quot;&amp;[.G17]&amp;&quot;&quot;&quot;&quot;;&quot;&quot;)&amp;IF([.G18]&lt;&gt;&quot;&quot;;&quot; OR &quot;&amp;&quot;&quot;&quot;&quot;&amp;[.G18]&amp;&quot;&quot;&quot;&quot;;&quot;&quot;)&amp;IF([.G19]&lt;&gt;&quot;&quot;;&quot; OR &quot;&amp;&quot;&quot;&quot;&quot;&amp;[.G19]&amp;&quot;&quot;&quot;&quot;;&quot;&quot;)&amp;IF([.G20]&lt;&gt;&quot;&quot;;&quot; OR &quot;&amp;&quot;&quot;&quot;&quot;&amp;[.G20]&amp;&quot;&quot;&quot;&quot;;&quot;&quot;)&amp;IF([.G21]&lt;&gt;&quot;&quot;;&quot; OR &quot;&amp;&quot;&quot;&quot;&quot;&amp;[.G21]&amp;&quot;&quot;&quot;&quot;;&quot;&quot;)" table:number-columns-spanned="1" table:number-rows-spanned="2">
            <text:p/>
          </table:table-cell>
          <table:table-cell table:style-name="ce5" office:value-type="string" calcext:value-type="string">
            <text:p>STRING PART 4</text:p>
          </table:table-cell>
          <table:table-cell table:style-name="ce29" table:formula="of:=IF([.I7]&lt;&gt;&quot;&quot;;&quot;&quot;&quot;&quot;&amp;[.I7]&amp;&quot;&quot;&quot;&quot;;&quot;&quot;)&amp;IF([.I8]&lt;&gt;&quot;&quot;;&quot; OR &quot;&amp;&quot;&quot;&quot;&quot;&amp;[.I8]&amp;&quot;&quot;&quot;&quot;;&quot;&quot;)&amp;IF([.I9]&lt;&gt;&quot;&quot;&quot; OR &quot;&amp;&quot;&quot;&quot;&quot;&amp;[.I9]&amp;&quot;&quot;&quot;&quot;;&quot;&quot;)&amp;IF([.I10]&lt;&gt;&quot;&quot;;&quot; OR &quot;&amp;&quot;&quot;&quot;&quot;&amp;[.I10]&amp;&quot;&quot;&quot;&quot;;&quot;&quot;)&amp;IF([.I11]&lt;&gt;&quot;&quot;;&quot; OR &quot;&amp;&quot;&quot;&quot;&quot;&amp;[.I11]&amp;&quot;&quot;&quot;&quot;;&quot;&quot;)&amp;IF([.I12]&lt;&gt;&quot;&quot;;&quot; OR &quot;&amp;&quot;&quot;&quot;&quot;&amp;[.I12]&amp;&quot;&quot;&quot;&quot;;&quot;&quot;)&amp;IF([.I13]&lt;&gt;&quot;&quot;;&quot; OR &quot;&amp;&quot;&quot;&quot;&quot;&amp;[.I13]&amp;&quot;&quot;&quot;&quot;;&quot;&quot;)&amp;IF([.I14]&lt;&gt;&quot;&quot;;&quot; OR &quot;&amp;&quot;&quot;&quot;&quot;&amp;[.I14]&amp;&quot;&quot;&quot;&quot;;&quot;&quot;)&amp;IF([.I15]&lt;&gt;&quot;&quot;;&quot; OR &quot;&amp;&quot;&quot;&quot;&quot;&amp;[.I15]&amp;&quot;&quot;&quot;&quot;;&quot;&quot;)&amp;IF([.I16]&lt;&gt;&quot;&quot;;&quot; OR &quot;&amp;&quot;&quot;&quot;&quot;&amp;[.I16]&amp;&quot;&quot;&quot;&quot;;&quot;&quot;)&amp;IF([.I17]&lt;&gt;&quot;&quot;;&quot; OR &quot;&amp;&quot;&quot;&quot;&quot;&amp;[.I17]&amp;&quot;&quot;&quot;&quot;;&quot;&quot;)&amp;IF([.I18]&lt;&gt;&quot;&quot;;&quot; OR &quot;&amp;&quot;&quot;&quot;&quot;&amp;[.I18]&amp;&quot;&quot;&quot;&quot;;&quot;&quot;)&amp;IF([.I19]&lt;&gt;&quot;&quot;;&quot; OR &quot;&amp;&quot;&quot;&quot;&quot;&amp;[.I19]&amp;&quot;&quot;&quot;&quot;;&quot;&quot;)&amp;IF([.I20]&lt;&gt;&quot;&quot;;&quot; OR &quot;&amp;&quot;&quot;&quot;&quot;&amp;[.I20]&amp;&quot;&quot;&quot;&quot;;&quot;&quot;)&amp;IF([.I21]&lt;&gt;&quot;&quot;;&quot; OR &quot;&amp;&quot;&quot;&quot;&quot;&amp;[.I21]&amp;&quot;&quot;&quot;&quot;;&quot;&quot;)" table:number-columns-spanned="1" table:number-rows-spanned="2">
            <text:p/>
          </table:table-cell>
          <table:table-cell table:style-name="ce5" office:value-type="string" calcext:value-type="string">
            <text:p>STRING PART 5</text:p>
          </table:table-cell>
          <table:table-cell table:style-name="ce24" table:number-columns-repeated="19"/>
          <table:table-cell table:number-columns-repeated="995"/>
        </table:table-row>
        <table:table-row table:style-name="ro1">
          <table:covered-table-cell/>
          <table:table-cell table:style-name="ce6" table:formula="of:=IF([.B7]&lt;&gt;&quot;&quot;;&quot;&quot;&quot;&quot;&amp;[.B7]&amp;&quot;&quot;&quot;&quot;;&quot;&quot;)&amp;IF([.B8]&lt;&gt;&quot;&quot;;&quot; OR(&quot;&amp;&quot;&quot;&quot;&quot;&amp;[.B8]&amp;&quot;&quot;&quot;&quot;&amp;&quot;)&quot;;&quot;&quot;)&amp;IF([.B9]&lt;&gt;&quot;&quot;;&quot; OR(&quot;&amp;&quot;&quot;&quot;&quot;&amp;[.B9]&amp;&quot;&quot;&quot;&quot;&amp;&quot;)&quot;;&quot;&quot;)&amp;IF([.B10]&lt;&gt;&quot;&quot;;&quot; OR(&quot;&amp;&quot;&quot;&quot;&quot;&amp;[.B10]&amp;&quot;&quot;&quot;&quot;&amp;&quot;)&quot;;&quot;&quot;)&amp;IF([.B11]&lt;&gt;&quot;&quot;;&quot; OR(&quot;&amp;&quot;&quot;&quot;&quot;&amp;[.B11]&amp;&quot;&quot;&quot;&quot;&amp;&quot;)&quot;;&quot;&quot;)&amp;IF([.B12]&lt;&gt;&quot;&quot;;&quot; OR(&quot;&amp;&quot;&quot;&quot;&quot;&amp;[.B12]&amp;&quot;&quot;&quot;&quot;&amp;&quot;)&quot;;&quot;&quot;)&amp;IF([.B13]&lt;&gt;&quot;&quot;;&quot; OR(&quot;&amp;&quot;&quot;&quot;&quot;&amp;[.B13]&amp;&quot;&quot;&quot;&quot;&amp;&quot;)&quot;;&quot;&quot;)&amp;IF([.B14]&lt;&gt;&quot;&quot;;&quot; OR(&quot;&amp;&quot;&quot;&quot;&quot;&amp;[.B14]&amp;&quot;&quot;&quot;&quot;&amp;&quot;)&quot;;&quot;&quot;)&amp;IF([.B15]&lt;&gt;&quot;&quot;;&quot; OR(&quot;&amp;&quot;&quot;&quot;&quot;&amp;[.B15]&amp;&quot;&quot;&quot;&quot;&amp;&quot;)&quot;;&quot;&quot;)&amp;IF([.B16]&lt;&gt;&quot;&quot;;&quot; OR(&quot;&amp;&quot;&quot;&quot;&quot;&amp;[.B16]&amp;&quot;&quot;&quot;&quot;&amp;&quot;)&quot;;&quot;&quot;)&amp;IF([.B17]&lt;&gt;&quot;&quot;;&quot; OR(&quot;&amp;&quot;&quot;&quot;&quot;&amp;[.B17]&amp;&quot;&quot;&quot;&quot;&amp;&quot;)&quot;;&quot;&quot;)&amp;IF([.B18]&lt;&gt;&quot;&quot;;&quot; OR(&quot;&amp;&quot;&quot;&quot;&quot;&amp;[.B18]&amp;&quot;&quot;&quot;&quot;&amp;&quot;)&quot;;&quot;&quot;)&amp;IF([.B19]&lt;&gt;&quot;&quot;;&quot; OR(&quot;&amp;&quot;&quot;&quot;&quot;&amp;[.B19]&amp;&quot;&quot;&quot;&quot;&amp;&quot;)&quot;;&quot;&quot;)&amp;IF([.B20]&lt;&gt;&quot;&quot;;&quot; OR(&quot;&amp;&quot;&quot;&quot;&quot;&amp;[.B20]&amp;&quot;&quot;&quot;&quot;&amp;&quot;)&quot;;&quot;&quot;)&amp;IF([.B21]&lt;&gt;&quot;&quot;;&quot; OR(&quot;&amp;&quot;&quot;&quot;&quot;&amp;[.B21]&amp;&quot;&quot;&quot;&quot;&amp;&quot;)&quot;;&quot;&quot;)">
            <text:p/>
          </table:table-cell>
          <table:covered-table-cell/>
          <table:table-cell table:style-name="ce6" table:formula="of:=IF([.D7]&lt;&gt;&quot;&quot;;&quot;&quot;&quot;&quot;&amp;[.D7]&amp;&quot;&quot;&quot;&quot;;&quot;&quot;)&amp;IF([.D8]&lt;&gt;&quot;&quot;;&quot; OR(&quot;&amp;&quot;&quot;&quot;&quot;&amp;[.D8]&amp;&quot;&quot;&quot;&quot;&amp;&quot;)&quot;;&quot;&quot;)&amp;IF([.D9]&lt;&gt;&quot;&quot;;&quot; OR(&quot;&amp;&quot;&quot;&quot;&quot;&amp;[.D9]&amp;&quot;&quot;&quot;&quot;&amp;&quot;)&quot;;&quot;&quot;)&amp;IF([.D10]&lt;&gt;&quot;&quot;;&quot; OR(&quot;&amp;&quot;&quot;&quot;&quot;&amp;[.D10]&amp;&quot;&quot;&quot;&quot;&amp;&quot;)&quot;;&quot;&quot;)&amp;IF([.D11]&lt;&gt;&quot;&quot;;&quot; OR(&quot;&amp;&quot;&quot;&quot;&quot;&amp;[.D11]&amp;&quot;&quot;&quot;&quot;&amp;&quot;)&quot;;&quot;&quot;)&amp;IF([.D12]&lt;&gt;&quot;&quot;;&quot; OR(&quot;&amp;&quot;&quot;&quot;&quot;&amp;[.D12]&amp;&quot;&quot;&quot;&quot;&amp;&quot;)&quot;;&quot;&quot;)&amp;IF([.D13]&lt;&gt;&quot;&quot;;&quot; OR(&quot;&amp;&quot;&quot;&quot;&quot;&amp;[.D13]&amp;&quot;&quot;&quot;&quot;&amp;&quot;)&quot;;&quot;&quot;)&amp;IF([.D14]&lt;&gt;&quot;&quot;;&quot; OR(&quot;&amp;&quot;&quot;&quot;&quot;&amp;[.D14]&amp;&quot;&quot;&quot;&quot;&amp;&quot;)&quot;;&quot;&quot;)&amp;IF([.D15]&lt;&gt;&quot;&quot;;&quot; OR(&quot;&amp;&quot;&quot;&quot;&quot;&amp;[.D15]&amp;&quot;&quot;&quot;&quot;&amp;&quot;)&quot;;&quot;&quot;)&amp;IF([.D16]&lt;&gt;&quot;&quot;;&quot; OR(&quot;&amp;&quot;&quot;&quot;&quot;&amp;[.D16]&amp;&quot;&quot;&quot;&quot;&amp;&quot;)&quot;;&quot;&quot;)&amp;IF([.D17]&lt;&gt;&quot;&quot;;&quot; OR(&quot;&amp;&quot;&quot;&quot;&quot;&amp;[.D17]&amp;&quot;&quot;&quot;&quot;&amp;&quot;)&quot;;&quot;&quot;)&amp;IF([.D18]&lt;&gt;&quot;&quot;;&quot; OR(&quot;&amp;&quot;&quot;&quot;&quot;&amp;[.D18]&amp;&quot;&quot;&quot;&quot;&amp;&quot;)&quot;;&quot;&quot;)&amp;IF([.D19]&lt;&gt;&quot;&quot;;&quot; OR(&quot;&amp;&quot;&quot;&quot;&quot;&amp;[.D19]&amp;&quot;&quot;&quot;&quot;&amp;&quot;)&quot;;&quot;&quot;)&amp;IF([.D20]&lt;&gt;&quot;&quot;;&quot; OR(&quot;&amp;&quot;&quot;&quot;&quot;&amp;[.D20]&amp;&quot;&quot;&quot;&quot;&amp;&quot;)&quot;;&quot;&quot;)&amp;IF([.D21]&lt;&gt;&quot;&quot;;&quot; OR(&quot;&amp;&quot;&quot;&quot;&quot;&amp;[.D21]&amp;&quot;&quot;&quot;&quot;&amp;&quot;)&quot;;&quot;&quot;)">
            <text:p/>
          </table:table-cell>
          <table:covered-table-cell/>
          <table:table-cell table:style-name="ce6" table:formula="of:=IF([.F7]&lt;&gt;&quot;&quot;;&quot;&quot;&quot;&quot;&amp;[.F7]&amp;&quot;&quot;&quot;&quot;;&quot;&quot;)&amp;IF([.F8]&lt;&gt;&quot;&quot;;&quot; OR(&quot;&amp;&quot;&quot;&quot;&quot;&amp;[.F8]&amp;&quot;&quot;&quot;&quot;&amp;&quot;)&quot;;&quot;&quot;)&amp;IF([.F9]&lt;&gt;&quot;&quot;;&quot; OR(&quot;&amp;&quot;&quot;&quot;&quot;&amp;[.F9]&amp;&quot;&quot;&quot;&quot;&amp;&quot;)&quot;;&quot;&quot;)&amp;IF([.F10]&lt;&gt;&quot;&quot;;&quot; OR(&quot;&amp;&quot;&quot;&quot;&quot;&amp;[.F10]&amp;&quot;&quot;&quot;&quot;&amp;&quot;)&quot;;&quot;&quot;)&amp;IF([.F11]&lt;&gt;&quot;&quot;;&quot; OR(&quot;&amp;&quot;&quot;&quot;&quot;&amp;[.F11]&amp;&quot;&quot;&quot;&quot;&amp;&quot;)&quot;;&quot;&quot;)&amp;IF([.F12]&lt;&gt;&quot;&quot;;&quot; OR(&quot;&amp;&quot;&quot;&quot;&quot;&amp;[.F12]&amp;&quot;&quot;&quot;&quot;&amp;&quot;)&quot;;&quot;&quot;)&amp;IF([.F13]&lt;&gt;&quot;&quot;;&quot; OR(&quot;&amp;&quot;&quot;&quot;&quot;&amp;[.F13]&amp;&quot;&quot;&quot;&quot;&amp;&quot;)&quot;;&quot;&quot;)&amp;IF([.F14]&lt;&gt;&quot;&quot;;&quot; OR(&quot;&amp;&quot;&quot;&quot;&quot;&amp;[.F14]&amp;&quot;&quot;&quot;&quot;&amp;&quot;)&quot;;&quot;&quot;)&amp;IF([.F15]&lt;&gt;&quot;&quot;;&quot; OR(&quot;&amp;&quot;&quot;&quot;&quot;&amp;[.F15]&amp;&quot;&quot;&quot;&quot;&amp;&quot;)&quot;;&quot;&quot;)&amp;IF([.F16]&lt;&gt;&quot;&quot;;&quot; OR(&quot;&amp;&quot;&quot;&quot;&quot;&amp;[.F16]&amp;&quot;&quot;&quot;&quot;&amp;&quot;)&quot;;&quot;&quot;)&amp;IF([.F17]&lt;&gt;&quot;&quot;;&quot; OR(&quot;&amp;&quot;&quot;&quot;&quot;&amp;[.F17]&amp;&quot;&quot;&quot;&quot;&amp;&quot;)&quot;;&quot;&quot;)&amp;IF([.F18]&lt;&gt;&quot;&quot;;&quot; OR(&quot;&amp;&quot;&quot;&quot;&quot;&amp;[.F18]&amp;&quot;&quot;&quot;&quot;&amp;&quot;)&quot;;&quot;&quot;)&amp;IF([.F19]&lt;&gt;&quot;&quot;;&quot; OR(&quot;&amp;&quot;&quot;&quot;&quot;&amp;[.F19]&amp;&quot;&quot;&quot;&quot;&amp;&quot;)&quot;;&quot;&quot;)&amp;IF([.F20]&lt;&gt;&quot;&quot;;&quot; OR(&quot;&amp;&quot;&quot;&quot;&quot;&amp;[.F20]&amp;&quot;&quot;&quot;&quot;&amp;&quot;)&quot;;&quot;&quot;)&amp;IF([.F21]&lt;&gt;&quot;&quot;;&quot; OR(&quot;&amp;&quot;&quot;&quot;&quot;&amp;[.F21]&amp;&quot;&quot;&quot;&quot;&amp;&quot;)&quot;;&quot;&quot;)">
            <text:p/>
          </table:table-cell>
          <table:covered-table-cell/>
          <table:table-cell table:style-name="ce6" table:formula="of:=IF([.H7]&lt;&gt;&quot;&quot;;&quot;&quot;&quot;&quot;&amp;[.H7]&amp;&quot;&quot;&quot;&quot;;&quot;&quot;)&amp;IF([.H8]&lt;&gt;&quot;&quot;;&quot; OR(&quot;&amp;&quot;&quot;&quot;&quot;&amp;[.H8]&amp;&quot;&quot;&quot;&quot;&amp;&quot;)&quot;;&quot;&quot;)&amp;IF([.H9]&lt;&gt;&quot;&quot;;&quot; OR(&quot;&amp;&quot;&quot;&quot;&quot;&amp;[.H9]&amp;&quot;&quot;&quot;&quot;&amp;&quot;)&quot;;&quot;&quot;)&amp;IF([.H10]&lt;&gt;&quot;&quot;;&quot; OR(&quot;&amp;&quot;&quot;&quot;&quot;&amp;[.H10]&amp;&quot;&quot;&quot;&quot;&amp;&quot;)&quot;;&quot;&quot;)&amp;IF([.H11]&lt;&gt;&quot;&quot;;&quot; OR(&quot;&amp;&quot;&quot;&quot;&quot;&amp;[.H11]&amp;&quot;&quot;&quot;&quot;&amp;&quot;)&quot;;&quot;&quot;)&amp;IF([.H12]&lt;&gt;&quot;&quot;;&quot; OR(&quot;&amp;&quot;&quot;&quot;&quot;&amp;[.H12]&amp;&quot;&quot;&quot;&quot;&amp;&quot;)&quot;;&quot;&quot;)&amp;IF([.H13]&lt;&gt;&quot;&quot;;&quot; OR(&quot;&amp;&quot;&quot;&quot;&quot;&amp;[.H13]&amp;&quot;&quot;&quot;&quot;&amp;&quot;)&quot;;&quot;&quot;)&amp;IF([.H14]&lt;&gt;&quot;&quot;;&quot; OR(&quot;&amp;&quot;&quot;&quot;&quot;&amp;[.H14]&amp;&quot;&quot;&quot;&quot;&amp;&quot;)&quot;;&quot;&quot;)&amp;IF([.H15]&lt;&gt;&quot;&quot;;&quot; OR(&quot;&amp;&quot;&quot;&quot;&quot;&amp;[.H15]&amp;&quot;&quot;&quot;&quot;&amp;&quot;)&quot;;&quot;&quot;)&amp;IF([.H16]&lt;&gt;&quot;&quot;;&quot; OR(&quot;&amp;&quot;&quot;&quot;&quot;&amp;[.H16]&amp;&quot;&quot;&quot;&quot;&amp;&quot;)&quot;;&quot;&quot;)&amp;IF([.H17]&lt;&gt;&quot;&quot;;&quot; OR(&quot;&amp;&quot;&quot;&quot;&quot;&amp;[.H17]&amp;&quot;&quot;&quot;&quot;&amp;&quot;)&quot;;&quot;&quot;)&amp;IF([.H18]&lt;&gt;&quot;&quot;;&quot; OR(&quot;&amp;&quot;&quot;&quot;&quot;&amp;[.H18]&amp;&quot;&quot;&quot;&quot;&amp;&quot;)&quot;;&quot;&quot;)&amp;IF([.H19]&lt;&gt;&quot;&quot;;&quot; OR(&quot;&amp;&quot;&quot;&quot;&quot;&amp;[.H19]&amp;&quot;&quot;&quot;&quot;&amp;&quot;)&quot;;&quot;&quot;)&amp;IF([.H20]&lt;&gt;&quot;&quot;;&quot; OR(&quot;&amp;&quot;&quot;&quot;&quot;&amp;[.H20]&amp;&quot;&quot;&quot;&quot;&amp;&quot;)&quot;;&quot;&quot;)&amp;IF([.H21]&lt;&gt;&quot;&quot;;&quot; OR(&quot;&amp;&quot;&quot;&quot;&quot;&amp;[.H21]&amp;&quot;&quot;&quot;&quot;&amp;&quot;)&quot;;&quot;&quot;)">
            <text:p/>
          </table:table-cell>
          <table:covered-table-cell/>
          <table:table-cell table:style-name="ce6" table:formula="of:=IF([.J7]&lt;&gt;&quot;&quot;;&quot;&quot;&quot;&quot;&amp;[.J7]&amp;&quot;&quot;&quot;&quot;;&quot;&quot;)&amp;IF([.J8]&lt;&gt;&quot;&quot;;&quot; OR(&quot;&amp;&quot;&quot;&quot;&quot;&amp;[.J8]&amp;&quot;&quot;&quot;&quot;&amp;&quot;)&quot;;&quot;&quot;)&amp;IF([.J9]&lt;&gt;&quot;&quot;;&quot; OR(&quot;&amp;&quot;&quot;&quot;&quot;&amp;[.J9]&amp;&quot;&quot;&quot;&quot;&amp;&quot;)&quot;;&quot;&quot;)&amp;IF([.J10]&lt;&gt;&quot;&quot;;&quot; OR(&quot;&amp;&quot;&quot;&quot;&quot;&amp;[.J10]&amp;&quot;&quot;&quot;&quot;&amp;&quot;)&quot;;&quot;&quot;)&amp;IF([.J11]&lt;&gt;&quot;&quot;;&quot; OR(&quot;&amp;&quot;&quot;&quot;&quot;&amp;[.J11]&amp;&quot;&quot;&quot;&quot;&amp;&quot;)&quot;;&quot;&quot;)&amp;IF([.J12]&lt;&gt;&quot;&quot;;&quot; OR(&quot;&amp;&quot;&quot;&quot;&quot;&amp;[.J12]&amp;&quot;&quot;&quot;&quot;&amp;&quot;)&quot;;&quot;&quot;)&amp;IF([.J13]&lt;&gt;&quot;&quot;;&quot; OR(&quot;&amp;&quot;&quot;&quot;&quot;&amp;[.J13]&amp;&quot;&quot;&quot;&quot;&amp;&quot;)&quot;;&quot;&quot;)&amp;IF([.J14]&lt;&gt;&quot;&quot;;&quot; OR(&quot;&amp;&quot;&quot;&quot;&quot;&amp;[.J14]&amp;&quot;&quot;&quot;&quot;&amp;&quot;)&quot;;&quot;&quot;)&amp;IF([.J15]&lt;&gt;&quot;&quot;;&quot; OR(&quot;&amp;&quot;&quot;&quot;&quot;&amp;[.J15]&amp;&quot;&quot;&quot;&quot;&amp;&quot;)&quot;;&quot;&quot;)&amp;IF([.J16]&lt;&gt;&quot;&quot;;&quot; OR(&quot;&amp;&quot;&quot;&quot;&quot;&amp;[.J16]&amp;&quot;&quot;&quot;&quot;&amp;&quot;)&quot;;&quot;&quot;)&amp;IF([.J17]&lt;&gt;&quot;&quot;;&quot; OR(&quot;&amp;&quot;&quot;&quot;&quot;&amp;[.J17]&amp;&quot;&quot;&quot;&quot;&amp;&quot;)&quot;;&quot;&quot;)&amp;IF([.J18]&lt;&gt;&quot;&quot;;&quot; OR(&quot;&amp;&quot;&quot;&quot;&quot;&amp;[.J18]&amp;&quot;&quot;&quot;&quot;&amp;&quot;)&quot;;&quot;&quot;)&amp;IF([.J19]&lt;&gt;&quot;&quot;;&quot; OR(&quot;&amp;&quot;&quot;&quot;&quot;&amp;[.J19]&amp;&quot;&quot;&quot;&quot;&amp;&quot;)&quot;;&quot;&quot;)&amp;IF([.J20]&lt;&gt;&quot;&quot;;&quot; OR(&quot;&amp;&quot;&quot;&quot;&quot;&amp;[.J20]&amp;&quot;&quot;&quot;&quot;&amp;&quot;)&quot;;&quot;&quot;)&amp;IF([.J21]&lt;&gt;&quot;&quot;;&quot; OR(&quot;&amp;&quot;&quot;&quot;&quot;&amp;[.J21]&amp;&quot;&quot;&quot;&quot;&amp;&quot;)&quot;;&quot;&quot;)">
            <text:p/>
          </table:table-cell>
          <table:table-cell table:style-name="ce34" table:number-columns-repeated="19"/>
          <table:table-cell table:number-columns-repeated="995"/>
        </table:table-row>
        <table:table-row table:style-name="ro1">
          <table:covered-table-cell/>
          <table:table-cell table:style-name="ce26" office:value-type="string" calcext:value-type="string" table:number-columns-spanned="9" table:number-rows-spanned="1">
            <text:p>ↆ HERE WILL BE YOUR LINKEDIN BOOLEAN STRING ↆ</text:p>
          </table:table-cell>
          <table:covered-table-cell table:number-columns-repeated="8"/>
          <table:table-cell table:style-name="ce24" table:number-columns-repeated="19"/>
          <table:table-cell table:number-columns-repeated="995"/>
        </table:table-row>
        <table:table-row table:style-name="ro1">
          <table:covered-table-cell/>
          <table:table-cell table:style-name="ce27" table:formula="of:=IF([.B2]&lt;&gt;&quot;&quot;;&quot;(&quot;&amp;[.B2]&amp;&quot;)&quot;;&quot;&quot;)&amp;IF([.D2]&lt;&gt;&quot;&quot;;&quot; &quot;&amp;[.C6]&amp;&quot; &quot;&amp;&quot;(&quot;&amp;[.D2]&amp;&quot;)&quot;;&quot;&quot;)&amp;IF([.F2]&lt;&gt;&quot;&quot;;&quot; &quot;&amp;[.E6]&amp;&quot; &quot;&amp;&quot;(&quot;&amp;[.F2]&amp;&quot;)&quot;;&quot;&quot;)&amp;IF([.H2]&lt;&gt;&quot;&quot;;&quot; &quot;&amp;[.G6]&amp;&quot; &quot;&amp;&quot;(&quot;&amp;[.H2]&amp;&quot;)&quot;;&quot;&quot;)&amp;IF([.J2]&lt;&gt;&quot;&quot;;&quot; &quot;&amp;[.I6]&amp;&quot; &quot;&amp;&quot;(&quot;&amp;[.J2]&amp;&quot;)&quot;;&quot;&quot;)" table:number-columns-spanned="9" table:number-rows-spanned="1">
            <text:p/>
          </table:table-cell>
          <table:covered-table-cell table:number-columns-repeated="8"/>
          <table:table-cell table:style-name="ce24" table:number-columns-repeated="19"/>
          <table:table-cell table:number-columns-repeated="995"/>
        </table:table-row>
        <table:table-row table:style-name="ro1">
          <table:covered-table-cell/>
          <table:table-cell table:style-name="ce9" office:value-type="string" calcext:value-type="string" table:number-columns-spanned="9" table:number-rows-spanned="1">
            <text:p>ↆ ADD YOUR KEYWORDS BELOW ↆ</text:p>
          </table:table-cell>
          <table:covered-table-cell table:number-columns-repeated="8"/>
          <table:table-cell table:style-name="ce35" table:number-columns-repeated="19"/>
          <table:table-cell table:number-columns-repeated="995"/>
        </table:table-row>
        <table:table-row table:style-name="ro1">
          <table:table-cell table:style-name="ce23"/>
          <table:table-cell table:style-name="ce28" table:content-validation-name="val3" office:value-type="string" calcext:value-type="string">
            <text:p>JOB TITLE</text:p>
          </table:table-cell>
          <table:table-cell table:style-name="ce17" table:content-validation-name="val4" office:value-type="string" calcext:value-type="string">
            <text:p>AND</text:p>
          </table:table-cell>
          <table:table-cell table:style-name="ce28" table:content-validation-name="val3" office:value-type="string" calcext:value-type="string">
            <text:p>JOB TITLE</text:p>
          </table:table-cell>
          <table:table-cell table:style-name="ce17" table:content-validation-name="val4" office:value-type="string" calcext:value-type="string">
            <text:p>AND</text:p>
          </table:table-cell>
          <table:table-cell table:style-name="ce28" table:content-validation-name="val3" office:value-type="string" calcext:value-type="string">
            <text:p>TECHNICAL KWS</text:p>
          </table:table-cell>
          <table:table-cell table:style-name="ce17" table:content-validation-name="val4" office:value-type="string" calcext:value-type="string">
            <text:p>AND</text:p>
          </table:table-cell>
          <table:table-cell table:style-name="ce28" table:content-validation-name="val3" office:value-type="string" calcext:value-type="string">
            <text:p>TECHNICAL KWS</text:p>
          </table:table-cell>
          <table:table-cell table:style-name="ce17" table:content-validation-name="val4" office:value-type="string" calcext:value-type="string">
            <text:p>AND</text:p>
          </table:table-cell>
          <table:table-cell table:style-name="ce28" table:content-validation-name="val3" office:value-type="string" calcext:value-type="string">
            <text:p>TECHNICAL KWS</text:p>
          </table:table-cell>
          <table:table-cell table:style-name="ce35" table:number-columns-repeated="19"/>
          <table:table-cell table:number-columns-repeated="995"/>
        </table:table-row>
        <table:table-row table:style-name="ro1">
          <table:table-cell table:style-name="ce3" office:value-type="string" calcext:value-type="string">
            <text:p>keyword 1</text:p>
          </table:table-cell>
          <table:table-cell table:style-name="ce11"/>
          <table:table-cell table:style-name="ce30" table:number-columns-spanned="1" table:number-rows-spanned="15"/>
          <table:table-cell table:style-name="ce11"/>
          <table:table-cell table:style-name="ce30" table:number-columns-spanned="1" table:number-rows-spanned="15"/>
          <table:table-cell table:style-name="ce11"/>
          <table:table-cell table:style-name="ce30" table:number-columns-spanned="1" table:number-rows-spanned="15"/>
          <table:table-cell table:style-name="ce11"/>
          <table:table-cell table:style-name="ce30" table:number-columns-spanned="1" table:number-rows-spanned="15"/>
          <table:table-cell table:style-name="ce11"/>
          <table:table-cell table:style-name="ce24" table:number-columns-repeated="19"/>
          <table:table-cell table:number-columns-repeated="995"/>
        </table:table-row>
        <table:table-row table:style-name="ro1">
          <table:table-cell table:style-name="ce3" office:value-type="string" calcext:value-type="string">
            <text:p>keyword 2</text:p>
          </table:table-cell>
          <table:table-cell table:style-name="ce11"/>
          <table:covered-table-cell table:style-name="ce15"/>
          <table:table-cell table:style-name="ce11"/>
          <table:covered-table-cell table:style-name="ce15"/>
          <table:table-cell table:style-name="ce11"/>
          <table:covered-table-cell table:style-name="ce15"/>
          <table:table-cell table:style-name="ce11"/>
          <table:covered-table-cell table:style-name="ce15"/>
          <table:table-cell table:style-name="ce11"/>
          <table:table-cell table:style-name="ce24" table:number-columns-repeated="19"/>
          <table:table-cell table:number-columns-repeated="995"/>
        </table:table-row>
        <table:table-row table:style-name="ro1">
          <table:table-cell table:style-name="ce3" office:value-type="string" calcext:value-type="string">
            <text:p>keyword 3</text:p>
          </table:table-cell>
          <table:table-cell table:style-name="ce11"/>
          <table:covered-table-cell table:style-name="ce15"/>
          <table:table-cell table:style-name="ce11"/>
          <table:covered-table-cell table:style-name="ce15"/>
          <table:table-cell table:style-name="ce11"/>
          <table:covered-table-cell table:style-name="ce15"/>
          <table:table-cell table:style-name="ce11"/>
          <table:covered-table-cell table:style-name="ce15"/>
          <table:table-cell table:style-name="ce11"/>
          <table:table-cell table:style-name="ce24" table:number-columns-repeated="19"/>
          <table:table-cell table:number-columns-repeated="995"/>
        </table:table-row>
        <table:table-row table:style-name="ro1">
          <table:table-cell table:style-name="ce3" office:value-type="string" calcext:value-type="string">
            <text:p>keyword 4</text:p>
          </table:table-cell>
          <table:table-cell table:style-name="ce11"/>
          <table:covered-table-cell table:style-name="ce15"/>
          <table:table-cell table:style-name="ce11"/>
          <table:covered-table-cell table:style-name="ce15"/>
          <table:table-cell table:style-name="ce11"/>
          <table:covered-table-cell table:style-name="ce15"/>
          <table:table-cell table:style-name="ce11"/>
          <table:covered-table-cell table:style-name="ce15"/>
          <table:table-cell table:style-name="ce11"/>
          <table:table-cell table:style-name="ce24" table:number-columns-repeated="19"/>
          <table:table-cell table:number-columns-repeated="995"/>
        </table:table-row>
        <table:table-row table:style-name="ro1">
          <table:table-cell table:style-name="ce3" office:value-type="string" calcext:value-type="string">
            <text:p>keyword 5</text:p>
          </table:table-cell>
          <table:table-cell table:style-name="ce11"/>
          <table:covered-table-cell table:style-name="ce15"/>
          <table:table-cell table:style-name="ce11"/>
          <table:covered-table-cell table:style-name="ce15"/>
          <table:table-cell table:style-name="ce11"/>
          <table:covered-table-cell table:style-name="ce15"/>
          <table:table-cell table:style-name="ce11"/>
          <table:covered-table-cell table:style-name="ce15"/>
          <table:table-cell table:style-name="ce11"/>
          <table:table-cell table:style-name="ce24" table:number-columns-repeated="19"/>
          <table:table-cell table:number-columns-repeated="995"/>
        </table:table-row>
        <table:table-row table:style-name="ro1">
          <table:table-cell table:style-name="ce3" office:value-type="string" calcext:value-type="string">
            <text:p>keyword 6</text:p>
          </table:table-cell>
          <table:table-cell table:style-name="ce11"/>
          <table:covered-table-cell table:style-name="ce15"/>
          <table:table-cell table:style-name="ce11"/>
          <table:covered-table-cell table:style-name="ce15"/>
          <table:table-cell table:style-name="ce11"/>
          <table:covered-table-cell table:style-name="ce15"/>
          <table:table-cell table:style-name="ce11"/>
          <table:covered-table-cell table:style-name="ce15"/>
          <table:table-cell table:style-name="ce11"/>
          <table:table-cell table:style-name="ce24" table:number-columns-repeated="19"/>
          <table:table-cell table:number-columns-repeated="995"/>
        </table:table-row>
        <table:table-row table:style-name="ro1">
          <table:table-cell table:style-name="ce3" office:value-type="string" calcext:value-type="string">
            <text:p>keyword 7</text:p>
          </table:table-cell>
          <table:table-cell table:style-name="ce11"/>
          <table:covered-table-cell table:style-name="ce15"/>
          <table:table-cell table:style-name="ce11"/>
          <table:covered-table-cell table:style-name="ce15"/>
          <table:table-cell table:style-name="ce11"/>
          <table:covered-table-cell table:style-name="ce15"/>
          <table:table-cell table:style-name="ce11"/>
          <table:covered-table-cell table:style-name="ce15"/>
          <table:table-cell table:style-name="ce11"/>
          <table:table-cell table:style-name="ce24" table:number-columns-repeated="19"/>
          <table:table-cell table:number-columns-repeated="995"/>
        </table:table-row>
        <table:table-row table:style-name="ro1">
          <table:table-cell table:style-name="ce3" office:value-type="string" calcext:value-type="string">
            <text:p>keyword 8</text:p>
          </table:table-cell>
          <table:table-cell table:style-name="ce11"/>
          <table:covered-table-cell table:style-name="ce15"/>
          <table:table-cell table:style-name="ce11"/>
          <table:covered-table-cell table:style-name="ce15"/>
          <table:table-cell table:style-name="ce11"/>
          <table:covered-table-cell table:style-name="ce15"/>
          <table:table-cell table:style-name="ce11"/>
          <table:covered-table-cell table:style-name="ce15"/>
          <table:table-cell table:style-name="ce11"/>
          <table:table-cell table:style-name="ce24" table:number-columns-repeated="19"/>
          <table:table-cell table:number-columns-repeated="995"/>
        </table:table-row>
        <table:table-row table:style-name="ro1">
          <table:table-cell table:style-name="ce3" office:value-type="string" calcext:value-type="string">
            <text:p>keyword 9</text:p>
          </table:table-cell>
          <table:table-cell table:style-name="ce11"/>
          <table:covered-table-cell table:style-name="ce15"/>
          <table:table-cell table:style-name="ce11"/>
          <table:covered-table-cell table:style-name="ce15"/>
          <table:table-cell table:style-name="ce11"/>
          <table:covered-table-cell table:style-name="ce15"/>
          <table:table-cell table:style-name="ce11"/>
          <table:covered-table-cell table:style-name="ce15"/>
          <table:table-cell table:style-name="ce11"/>
          <table:table-cell table:style-name="ce24" table:number-columns-repeated="19"/>
          <table:table-cell table:number-columns-repeated="995"/>
        </table:table-row>
        <table:table-row table:style-name="ro1">
          <table:table-cell table:style-name="ce3" office:value-type="string" calcext:value-type="string">
            <text:p>keyword 10</text:p>
          </table:table-cell>
          <table:table-cell table:style-name="ce11"/>
          <table:covered-table-cell table:style-name="ce15"/>
          <table:table-cell table:style-name="ce11"/>
          <table:covered-table-cell table:style-name="ce15"/>
          <table:table-cell table:style-name="ce11"/>
          <table:covered-table-cell table:style-name="ce15"/>
          <table:table-cell table:style-name="ce11"/>
          <table:covered-table-cell table:style-name="ce15"/>
          <table:table-cell table:style-name="ce11"/>
          <table:table-cell table:style-name="ce24" table:number-columns-repeated="19"/>
          <table:table-cell table:number-columns-repeated="995"/>
        </table:table-row>
        <table:table-row table:style-name="ro1">
          <table:table-cell table:style-name="ce3" office:value-type="string" calcext:value-type="string">
            <text:p>keyword 11</text:p>
          </table:table-cell>
          <table:table-cell table:style-name="ce11"/>
          <table:covered-table-cell table:style-name="ce15"/>
          <table:table-cell table:style-name="ce11"/>
          <table:covered-table-cell table:style-name="ce15"/>
          <table:table-cell table:style-name="ce11"/>
          <table:covered-table-cell table:style-name="ce15"/>
          <table:table-cell table:style-name="ce11"/>
          <table:covered-table-cell table:style-name="ce15"/>
          <table:table-cell table:style-name="ce11"/>
          <table:table-cell table:style-name="ce24" table:number-columns-repeated="19"/>
          <table:table-cell table:number-columns-repeated="995"/>
        </table:table-row>
        <table:table-row table:style-name="ro1">
          <table:table-cell table:style-name="ce3" office:value-type="string" calcext:value-type="string">
            <text:p>keyword 12</text:p>
          </table:table-cell>
          <table:table-cell table:style-name="ce11"/>
          <table:covered-table-cell table:style-name="ce15"/>
          <table:table-cell table:style-name="ce11"/>
          <table:covered-table-cell table:style-name="ce15"/>
          <table:table-cell table:style-name="ce11"/>
          <table:covered-table-cell table:style-name="ce15"/>
          <table:table-cell table:style-name="ce11"/>
          <table:covered-table-cell table:style-name="ce15"/>
          <table:table-cell table:style-name="ce11"/>
          <table:table-cell table:style-name="ce24" table:number-columns-repeated="19"/>
          <table:table-cell table:number-columns-repeated="995"/>
        </table:table-row>
        <table:table-row table:style-name="ro1">
          <table:table-cell table:style-name="ce3" office:value-type="string" calcext:value-type="string">
            <text:p>keyword 13</text:p>
          </table:table-cell>
          <table:table-cell table:style-name="ce11"/>
          <table:covered-table-cell table:style-name="ce15"/>
          <table:table-cell table:style-name="ce11"/>
          <table:covered-table-cell table:style-name="ce15"/>
          <table:table-cell table:style-name="ce11"/>
          <table:covered-table-cell table:style-name="ce15"/>
          <table:table-cell table:style-name="ce11"/>
          <table:covered-table-cell table:style-name="ce15"/>
          <table:table-cell table:style-name="ce11"/>
          <table:table-cell table:style-name="ce24" table:number-columns-repeated="19"/>
          <table:table-cell table:number-columns-repeated="995"/>
        </table:table-row>
        <table:table-row table:style-name="ro1">
          <table:table-cell table:style-name="ce3" office:value-type="string" calcext:value-type="string">
            <text:p>keyword 14</text:p>
          </table:table-cell>
          <table:table-cell table:style-name="ce11"/>
          <table:covered-table-cell table:style-name="ce15"/>
          <table:table-cell table:style-name="ce11"/>
          <table:covered-table-cell table:style-name="ce15"/>
          <table:table-cell table:style-name="ce11"/>
          <table:covered-table-cell table:style-name="ce15"/>
          <table:table-cell table:style-name="ce11"/>
          <table:covered-table-cell table:style-name="ce15"/>
          <table:table-cell table:style-name="ce11"/>
          <table:table-cell table:style-name="ce24" table:number-columns-repeated="19"/>
          <table:table-cell table:number-columns-repeated="995"/>
        </table:table-row>
        <table:table-row table:style-name="ro1">
          <table:table-cell table:style-name="ce3" office:value-type="string" calcext:value-type="string">
            <text:p>keyword 15</text:p>
          </table:table-cell>
          <table:table-cell table:style-name="ce11"/>
          <table:covered-table-cell table:style-name="ce16"/>
          <table:table-cell table:style-name="ce11"/>
          <table:covered-table-cell table:style-name="ce16"/>
          <table:table-cell table:style-name="ce11"/>
          <table:covered-table-cell table:style-name="ce16"/>
          <table:table-cell table:style-name="ce11"/>
          <table:covered-table-cell table:style-name="ce16"/>
          <table:table-cell table:style-name="ce11"/>
          <table:table-cell table:style-name="ce24" table:number-columns-repeated="19"/>
          <table:table-cell table:number-columns-repeated="995"/>
        </table:table-row>
        <table:table-row table:style-name="ro1" table:number-rows-repeated="3">
          <table:table-cell table:style-name="ce24" table:number-columns-repeated="29"/>
          <table:table-cell table:number-columns-repeated="995"/>
        </table:table-row>
        <table:table-row table:style-name="ro1">
          <table:table-cell table:style-name="ce24" table:number-columns-repeated="3"/>
          <table:table-cell table:style-name="ce31"/>
          <table:table-cell table:style-name="ce24" table:number-columns-repeated="25"/>
          <table:table-cell table:number-columns-repeated="995"/>
        </table:table-row>
        <table:table-row table:style-name="ro1">
          <table:table-cell table:style-name="ce24" table:number-columns-repeated="6"/>
          <table:table-cell table:style-name="ce33"/>
          <table:table-cell table:style-name="ce24" table:number-columns-repeated="22"/>
          <table:table-cell table:number-columns-repeated="995"/>
        </table:table-row>
        <table:table-row table:style-name="ro1">
          <table:table-cell table:style-name="ce24" table:number-columns-repeated="29"/>
          <table:table-cell table:number-columns-repeated="995"/>
        </table:table-row>
        <table:table-row table:style-name="ro1">
          <table:table-cell table:style-name="ce24" table:number-columns-repeated="29"/>
          <table:table-cell table:number-columns-repeated="995"/>
        </table:table-row>
        <table:table-row table:style-name="ro1">
          <table:table-cell table:style-name="ce24" table:number-columns-repeated="29"/>
          <table:table-cell table:number-columns-repeated="995"/>
        </table:table-row>
        <table:table-row table:style-name="ro1" table:number-rows-repeated="2">
          <table:table-cell table:style-name="ce24" table:number-columns-repeated="29"/>
          <table:table-cell table:number-columns-repeated="995"/>
        </table:table-row>
        <table:table-row table:style-name="ro1">
          <table:table-cell table:style-name="ce24" table:number-columns-repeated="29"/>
          <table:table-cell table:number-columns-repeated="995"/>
        </table:table-row>
        <table:table-row table:style-name="ro1">
          <table:table-cell table:style-name="ce24" table:number-columns-repeated="29"/>
          <table:table-cell table:number-columns-repeated="995"/>
        </table:table-row>
        <table:table-row table:style-name="ro1">
          <table:table-cell table:style-name="ce24" table:number-columns-repeated="29"/>
          <table:table-cell table:number-columns-repeated="995"/>
        </table:table-row>
        <table:table-row table:style-name="ro1">
          <table:table-cell table:style-name="ce24" table:number-columns-repeated="29"/>
          <table:table-cell table:number-columns-repeated="995"/>
        </table:table-row>
        <table:table-row table:style-name="ro1" table:number-rows-repeated="167">
          <table:table-cell table:style-name="ce24" table:number-columns-repeated="29"/>
          <table:table-cell table:number-columns-repeated="995"/>
        </table:table-row>
        <table:table-row table:style-name="ro1">
          <table:table-cell table:style-name="ce24" table:number-columns-repeated="29"/>
          <table:table-cell table:number-columns-repeated="995"/>
        </table:table-row>
        <table:table-row table:style-name="ro1" table:number-rows-repeated="154">
          <table:table-cell table:style-name="ce24" table:number-columns-repeated="29"/>
          <table:table-cell table:number-columns-repeated="995"/>
        </table:table-row>
        <table:table-row table:style-name="ro1">
          <table:table-cell table:style-name="ce24" table:number-columns-repeated="29"/>
          <table:table-cell table:number-columns-repeated="995"/>
        </table:table-row>
        <table:table-row table:style-name="ro1" table:number-rows-repeated="641">
          <table:table-cell table:style-name="ce24" table:number-columns-repeated="29"/>
          <table:table-cell table:number-columns-repeated="995"/>
        </table:table-row>
        <table:table-row table:style-name="ro1">
          <table:table-cell table:style-name="ce25" table:number-columns-repeated="29"/>
          <table:table-cell table:number-columns-repeated="995"/>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Inconsolata" svg:font-family="Inconsolata"/>
    <style:font-face style:name="Ubuntu" svg:font-family="Ubuntu"/>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0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Regular_20_Boolean_20_String_20_Generator" style:display-name="PageStyle_Regular Boolean String Generator" style:page-layout-name="Mpm3">
      <style:header style:display="false"/>
      <style:header-left style:display="false"/>
      <style:footer style:display="false"/>
      <style:footer-left style:display="false"/>
    </style:master-page>
    <style:master-page style:name="PageStyle_5f_LinkedIn_20_Boolean_20_String_20_Generator" style:display-name="PageStyle_LinkedIn Boolean String Generato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111" meta:object-count="2"/>
    <meta:generator>LibreOfficeDev/6.0.5.2$Linux_X86_64 LibreOffice_project/</meta:generator>
  </office:meta>
</office:document-meta>
</file>